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
      <text:section text:style-name="Sect_letHead" text:name="Sect_letHead">
        <text:p text:style-name="letter_.ggo-Telu-IN_letHead_body">అ<text:variable-set text:name="Left_Guideword_L" text:display="none" text:formula="ooow: " office:value-type="string" office:string-value=""/><text:variable-set text:name="RLeft_Guideword_L" text:display="none" text:formula="ooow: అకుర్పొక్ (మహ్న)" office:value-type="string" office:string-value="అకుర్పొక్ (మహ్న)"/></text:p>
        <text:s text:c="1"> </text:s>
      </text:section>
      <text:section text:style-name="Sect_letData" text:name="Sect_letData">
        <text:p text:style-name="entry_letData_body"><text:span text:style-name="headword_.ggo-Telu-IN_entry_letData_body">అకుర్పొక్ (మహ్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ర్పొక్ (మహ్న)" office:value-type="string" office:string-value="అకుర్పొక్ (మహ్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ర్పొక్ (మహ్న)" office:value-type="string" office:string-value="అకుర్పొక్ (మహ్న)"/></text:span><text:span/><text:s text:c="1"> </text:s><text:span text:style-name="span_.en_pronunciation_.ggo-fonipa-x-emic_pronunciations_entry_letData_body">[</text:span><text:span text:style-name="span_.ggo-fonipa-x-emic_pronunciation_.ggo-fonipa-x-emic_pronunciations_entry_letData_body">akurpok (mahna)</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month 6 of the Gond year (August-September).</text:span><text:s text:c="1"> </text:s><text:span text:style-name="span_.te_LexSensepublishStemGlossPubL3_.te_sense_senses_entry_letData_body">భాద్రపదం</text:span><text:s text:c="1"> </text:s></text:p>
        <text:p text:style-name="entry_letData_body"><text:span text:style-name="headword_.ggo-Telu-IN_entry_letData_body">అక్క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ల్" office:value-type="string" office:string-value="అక్క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ల్" office:value-type="string" office:string-value="అక్కల్"/></text:span><text:span/><text:s text:c="1"> </text:s><text:span text:style-name="span_.en_pronunciation_.ggo-fonipa-x-emic_pronunciations_entry_letData_body">[</text:span><text:span text:style-name="span_.ggo-fonipa-x-emic_pronunciation_.ggo-fonipa-x-emic_pronunciations_entry_letData_body">akkal</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te_LexSensepublishStemGlossPubL3_.te_sense_senses_entry_letData_body">బుద్ధి</text:span><text:s text:c="1"> </text:s><text:span text:style-name="xsensenumber_sense_senses_entry_letData_body">2</text:span><text:span text:style-name="span_.en_definition_.en_sense_senses_entry_letData_body">wisdom.</text:span><text:s text:c="1"> </text:s><text:span text:style-name="span_.te_xitem_.te_LexSensepublishStemGlossPubL3_.te_sense_senses_entry_letData_body">తెలివి</text:span><text:s text:c="1"> </text:s><text:span text:style-name="span_.hi_xitem_.hi_LexSensepublishStemGlossPubL3_.te_sense_senses_entry_letData_body">बुद्धि</text:span><text:s text:c="1"> </text:s><text:span text:style-name="span_.ggo-Telu-IN_example_.ggo-Telu-IN_xitem_examples_sense_senses_entry_letData_body">అక్కల్ మన్వల్ మాయ్నల్ చొకొట్ మందంతొర్.</text:span><text:s text:c="1"> </text:s><text:span text:style-name="span_.te_translationL3_.te_translations_xitem_examples_sense_senses_entry_letData_body">బుద్ధి గల వ్యక్తి మంచిగా ఉంటాడు.</text:span><text:s text:c="1"> </text:s><text:span text:style-name="span_.ggo-Telu-IN_example_.ggo-Telu-IN_xitem_examples_sense_senses_entry_letData_body">బయ్యె బాబలిర్ కాండిన్ అక్కల్ బుద్ది కరుసన.</text:span><text:s text:c="1"> </text:s><text:span text:style-name="span_.te_translationL3_.te_translations_xitem_examples_sense_senses_entry_letData_body">తండ్రి తల్లి కొడుకులను తెలివి తేటలు నేర్పాలి.</text:span><text:s text:c="1"> </text:s></text:p>
        <text:p text:style-name="entry_letData_body"><text:span text:style-name="headword_.ggo-Telu-IN_entry_letData_body">అక్కొ మామ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 మామల" office:value-type="string" office:string-value="అక్కొ మామ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 మామల" office:value-type="string" office:string-value="అక్కొ మామల"/></text:span><text:span/><text:s text:c="1"> </text:s><text:span text:style-name="span_.en_pronunciation_.ggo-fonipa-x-emic_pronunciations_entry_letData_body">[</text:span><text:span text:style-name="span_.ggo-fonipa-x-emic_pronunciation_.ggo-fonipa-x-emic_pronunciations_entry_letData_body">akko māmal</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2488">అక్కొ మామల్</text:a></text:span><text:span text:style-name="span_.en_primaryrefs_entry_letData_body">) </text:span><text:span text:style-name="span_.en_partofspeech_.en_grammaticalinfo_sense_senses_entry_letData_body">n</text:span><text:s text:c="1"> </text:s><text:span text:style-name="span_.te_LexSensepublishStemGlossPubL3_.te_sense_senses_entry_letData_body">తాత మామయ్య</text:span><text:s text:c="1"> </text:s><text:span text:style-name="span_.ggo-Telu-IN_example_.ggo-Telu-IN_examples_sense_senses_entry_letData_body">నన్ అక్కొ మామలిర్ సోరిక్ దాంతొన్.</text:span><text:s text:c="1"> </text:s><text:span text:style-name="span_.te_translationL3_.te_translations_examples_sense_senses_entry_letData_body">నేనూ తాతయ్య మామయ్య ఇంటికి సంబంధానికి వెలుతాను.</text:span><text:s text:c="1"> </text:s></text:p>
        <text:p text:style-name="entry_letData_body"><text:span text:style-name="headword_.ggo-Telu-IN_entry_letData_body"><text:bookmark-start text:name="hvo2488"/><text:bookmark-end text:name="hvo2488"/>అక్కొ మామ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 మామల్" office:value-type="string" office:string-value="అక్కొ మామ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 మామల్" office:value-type="string" office:string-value="అక్కొ మామల్"/></text:span><text:span/><text:s text:c="1"> </text:s><text:span text:style-name="span_.en_pronunciation_.ggo-fonipa-x-emic_pronunciations_entry_letData_body">[</text:span><text:span text:style-name="span_.ggo-fonipa-x-emic_pronunciation_.ggo-fonipa-x-emic_pronunciations_entry_letData_body">akko</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maternal grandfather.</text:span><text:s text:c="1"> </text:s><text:span text:style-name="span_.te_xitem_.te_LexSensepublishStemGlossPubL3_.te_sense_senses_entry_letData_body">తాత</text:span><text:s text:c="1"> </text:s><text:span text:style-name="span_.hi_xitem_.hi_LexSensepublishStemGlossPubL3_.te_sense_senses_entry_letData_body">तात; नानादादा; बूढा आदमी</text:span><text:s text:c="1"> </text:s><text:span text:style-name="span_.ggo-Telu-IN_example_.ggo-Telu-IN_xitem_examples_sense_senses_entry_letData_body">మావొర్ అక్కొ డగుర్.</text:span><text:s text:c="1"> </text:s><text:span text:style-name="span_.te_translationL3_.te_translations_xitem_examples_sense_senses_entry_letData_body">మా తాతయ్య పెద్దవాడు.</text:span><text:s text:c="1"> </text:s><text:span text:style-name="span_.ggo-Telu-IN_example_.ggo-Telu-IN_xitem_examples_sense_senses_entry_letData_body">అక్కొ చుట్ట ఉంజెర్ మంతొర్.</text:span><text:s text:c="1"> </text:s><text:span text:style-name="span_.te_translationL3_.te_translations_xitem_examples_sense_senses_entry_letData_body">తాతయ్య చుట్ట తాగుతున్నాడు.</text:span><text:s text:c="1"> </text:s><text:span text:style-name="span_.en_LexEntryTypepublishStemComplexFormTypeReverseAbbrPub_.en_complexformtype_complexformrefs_entry_letData_body">der.</text:span><text:s text:c="1"> </text:s><text:span text:style-name="complexformform_.ggo-Telu-IN_complexformrefs_entry_letData_body">అక్కొ మామల</text:span><text:s text:c="1"> </text:s></text:p>
        <text:p text:style-name="entry_letData_body"><text:span text:style-name="headword_.ggo-Telu-IN_entry_letData_body">అక్డెమా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డెమాత" office:value-type="string" office:string-value="అక్డెమా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డెమాత" office:value-type="string" office:string-value="అక్డెమాత"/></text:span><text:span/><text:s text:c="1"> </text:s><text:span text:style-name="span_.en_pronunciation_.ggo-fonipa-x-emic_pronunciations_entry_letData_body">[</text:span><text:span text:style-name="span_.ggo-fonipa-x-emic_pronunciation_.ggo-fonipa-x-emic_pronunciations_entry_letData_body">akḍemāta</text:span><text:span text:style-name="span_.en_pronunciation_.ggo-fonipa-x-emic_pronunciations_entry_letData_body">]</text:span><text:s text:c="1"> </text:s><text:span text:style-name="span_.te_LexSensepublishStemGlossPubL3_.te_sense_senses_entry_letData_body">ముడ్చుకున్నది</text:span><text:s text:c="1"> </text:s><text:span text:style-name="span_.ggo-Telu-IN_example_.ggo-Telu-IN_examples_sense_senses_entry_letData_body">నావంగ్ కాల్క్ అక్డెమాతంగ్.</text:span><text:s text:c="1"> </text:s><text:span text:style-name="span_.te_translationL3_.te_translations_examples_sense_senses_entry_letData_body">నా కాళ్లు ముడ్చుకున్నాయి.</text:span><text:s text:c="1"> </text:s></text:p>
        <text:p text:style-name="entry_letData_body"><text:span text:style-name="headword_.ggo-Telu-IN_entry_letData_body">అక్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ర" office:value-type="string" office:string-value="అక్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ర" office:value-type="string" office:string-value="అక్ర"/></text:span><text:span/><text:s text:c="1"> </text:s><text:span text:style-name="span_.en_pronunciation_.ggo-fonipa-x-emic_pronunciations_entry_letData_body">[</text:span><text:span text:style-name="span_.ggo-fonipa-x-emic_pronunciation_.ggo-fonipa-x-emic_pronunciations_entry_letData_body">akra</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leven.</text:span><text:s text:c="1"> </text:s><text:span text:style-name="span_.te_xitem_.te_LexSensepublishStemGlossPubL3_.te_sense_senses_entry_letData_body">(11) పదకొండు</text:span><text:s text:c="1"> </text:s><text:span text:style-name="span_.hi_xitem_.hi_LexSensepublishStemGlossPubL3_.te_sense_senses_entry_letData_body">ग्यारह</text:span><text:s text:c="1"> </text:s><text:span text:style-name="span_.ggo-Telu-IN_example_.ggo-Telu-IN_examples_sense_senses_entry_letData_body">నాకున్ అక్ర హెర్రెంగ్ మంతంగ్.</text:span><text:s text:c="1"> </text:s><text:span text:style-name="span_.te_translationL3_.te_translations_examples_sense_senses_entry_letData_body">నాకు పదకొండు మేకలు ఉన్నాయి.</text:span><text:s text:c="1"> </text:s></text:p>
        <text:p text:style-name="entry_letData_body"><text:span text:style-name="headword_.ggo-Telu-IN_entry_letData_body">అక్స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 office:value-type="string" office:string-value="అక్స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 office:value-type="string" office:string-value="అక్సర్"/></text:span><text:span/><text:s text:c="1"> </text:s><text:span text:style-name="span_.en_pronunciation_.ggo-fonipa-x-emic_pronunciations_entry_letData_body">[</text:span><text:span text:style-name="span_.ggo-fonipa-x-emic_pronunciation_.ggo-fonipa-x-emic_pronunciations_entry_letData_body">aksa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haracters</text:span><text:s text:c="1"> </text:s><text:span text:style-name="span_.te_LexSensepublishStemGlossPubL3_.te_sense_senses_entry_letData_body">అక్షరాలు</text:span><text:s text:c="1"> </text:s><text:span text:style-name="span_.ggo-Telu-IN_example_.ggo-Telu-IN_examples_sense_senses_entry_letData_body">మస్తరల్ అక్సర్కున్ వెహ్తొర్.</text:span><text:s text:c="1"> </text:s><text:span text:style-name="span_.te_translationL3_.te_translations_examples_sense_senses_entry_letData_body">గురువు అక్షరాలు చెప్పాడు.</text:span><text:s text:c="1"> </text:s></text:p>
        <text:p text:style-name="entry_letData_body"><text:span text:style-name="headword_.ggo-Telu-IN_entry_letData_body">అక్సర్క్‌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క్‌నె" office:value-type="string" office:string-value="అక్సర్క్‌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క్‌నె" office:value-type="string" office:string-value="అక్సర్క్‌నె"/></text:span><text:span/><text:s text:c="1"> </text:s><text:span text:style-name="span_.en_pronunciation_.ggo-fonipa-x-emic_pronunciations_entry_letData_body">[</text:span><text:span text:style-name="span_.ggo-fonipa-x-emic_pronunciation_.ggo-fonipa-x-emic_pronunciations_entry_letData_body">aksarkne</text:span><text:span text:style-name="span_.en_pronunciation_.ggo-fonipa-x-emic_pronunciations_entry_letData_body">]</text:span><text:s text:c="1"> </text:s><text:span text:style-name="span_.te_LexSensepublishStemGlossPubL3_.te_sense_senses_entry_letData_body">అచ్చరాలతో</text:span><text:s text:c="1"> </text:s><text:span text:style-name="span_.ggo-Telu-IN_example_.ggo-Telu-IN_examples_sense_senses_entry_letData_body">గోండి బాసతున్ అక్సర్క్‌నె లిహి కీంతెర్.</text:span><text:s text:c="1"> </text:s><text:span text:style-name="span_.te_translationL3_.te_translations_examples_sense_senses_entry_letData_body">గోండిని అచ్చరాలలో రాసుకుంటారు.</text:span><text:s text:c="1"> </text:s></text:p>
        <text:p text:style-name="entry_letData_body"><text:span text:style-name="headword_.ggo-Telu-IN_entry_letData_body">అక్సెదంగ్</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దంగ్" office:value-type="string" office:string-value="అక్సెదంగ్"/></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దంగ్" office:value-type="string" office:string-value="అక్సెదంగ్"/></text:span><text:span/><text:s text:c="1"> </text:s><text:span text:style-name="span_.en_pronunciation_.ggo-fonipa-x-emic_pronunciations_entry_letData_body">[</text:span><text:span text:style-name="span_.ggo-fonipa-x-emic_pronunciation_.ggo-fonipa-x-emic_pronunciations_entry_letData_body">aksedaṅg</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en_definition_.en_sense_senses_entry_letData_body">rice with vermilion</text:span><text:s text:c="1"> </text:s><text:span text:style-name="span_.te_LexSensepublishStemGlossPubL3_.te_sense_senses_entry_letData_body">పసుపు బియ్యం</text:span><text:s text:c="1"> </text:s><text:span text:style-name="xsensenumber_sense_senses_entry_letData_body">2</text:span><text:span text:style-name="span_.en_definition_.en_sense_senses_entry_letData_body">rice mixed with vermilion thrown at a wedding, or on cattle (e.g. during 'laxmi pooja') in order to bless.</text:span><text:s text:c="1"> </text:s><text:span text:style-name="span_.hi_LexSensepublishStemGlossPubL4_.hi_sense_senses_entry_letData_body">अक्षतब.; हल्दी और कुंकुम से मिश्रित चावल</text:span><text:s text:c="1"> </text:s><text:span text:style-name="span_.ggo-Telu-IN_example_.ggo-Telu-IN_examples_sense_senses_entry_letData_body">గొవుర్ దన్ గోటమ్నె నొవ్రి నొవ్రనగ సమ్దిర్ అక్సెదాంగ్ వాటంతెర్.</text:span><text:s text:c="1"> </text:s><text:span text:style-name="span_.en_xitem_.en_translation_.en_translations_examples_sense_senses_entry_letData_body">At the wedding place, everyone throws rice on the bride andgroom.</text:span><text:s text:c="1"> </text:s><text:span text:style-name="span_.te_xitem_.te_translation_.en_translations_examples_sense_senses_entry_letData_body">#పెండ్లి పందిరిలో పడుసు, వరులకు పసుపు బియ్యం వేస్తారు.</text:span><text:s text:c="1"> </text:s></text:p>
        <text:p text:style-name="entry_letData_body"><text:span text:style-name="headword_.ggo-Telu-IN_entry_letData_body">అక్సెదన దివొ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దన దివొస్" office:value-type="string" office:string-value="అక్సెదన దివొ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దన దివొస్" office:value-type="string" office:string-value="అక్సెదన దివొస్"/></text:span><text:span/><text:s text:c="1"> </text:s><text:span text:style-name="span_.en_pronunciation_.ggo-fonipa-x-emic_pronunciations_entry_letData_body">[</text:span><text:span text:style-name="span_.ggo-fonipa-x-emic_pronunciation_.ggo-fonipa-x-emic_pronunciations_entry_letData_body">aksedana divos</text:span><text:span text:style-name="span_.en_pronunciation_.ggo-fonipa-x-emic_pronunciations_entry_letData_body">]</text:span><text:s text:c="1"> </text:s><text:span text:style-name="span_.en_definition_.en_sense_senses_entry_letData_body">wedding day</text:span><text:s text:c="1"> </text:s><text:span text:style-name="span_.te_LexSensepublishStemGlossPubL3_.te_sense_senses_entry_letData_body">పెళ్లి రోజు</text:span><text:s text:c="1"> </text:s></text:p>
        <text:p text:style-name="entry_letData_body"><text:span text:style-name="headword_.ggo-Telu-IN_entry_letData_body">అక్సె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 office:value-type="string" office:string-value="అక్సె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 office:value-type="string" office:string-value="అక్సెర్"/></text:span><text:span/><text:s text:c="1"> </text:s><text:span text:style-name="span_.en_pronunciation_.ggo-fonipa-x-emic_pronunciations_entry_letData_body">[</text:span><text:span text:style-name="span_.ggo-fonipa-x-emic_pronunciation_.ggo-fonipa-x-emic_pronunciations_entry_letData_body">akse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haracter</text:span><text:s text:c="1"> </text:s><text:span text:style-name="span_.te_xitem_.te_LexSensepublishStemGlossPubL3_.te_sense_senses_entry_letData_body">అక్షరం</text:span><text:s text:c="1"> </text:s><text:span text:style-name="span_.hi_xitem_.hi_LexSensepublishStemGlossPubL3_.te_sense_senses_entry_letData_body">अक्षर; वर्ण</text:span><text:s text:c="1"> </text:s><text:span text:style-name="span_.ggo-Telu-IN_example_.ggo-Telu-IN_examples_sense_senses_entry_letData_body">అక్సెర్ ఉంది గునం.</text:span><text:s text:c="1"> </text:s><text:span text:style-name="span_.te_translationL3_.te_translations_examples_sense_senses_entry_letData_body">అక్షరం ఉంది గుణం.</text:span><text:s text:c="1"> </text:s></text:p>
        <text:p text:style-name="entry_letData_body"><text:span text:style-name="headword_.ggo-Telu-IN_entry_letData_body">అగ్గట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ల్" office:value-type="string" office:string-value="అగ్గట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ల్" office:value-type="string" office:string-value="అగ్గటల్"/></text:span><text:span/><text:s text:c="1"> </text:s><text:span text:style-name="span_.en_pronunciation_.ggo-fonipa-x-emic_pronunciations_entry_letData_body">[</text:span><text:span text:style-name="span_.ggo-fonipa-x-emic_pronunciation_.ggo-fonipa-x-emic_pronunciations_entry_letData_body">aggaṭal</text:span><text:span text:style-name="span_.en_pronunciation_.ggo-fonipa-x-emic_pronunciations_entry_letData_body">]</text:span><text:s text:c="1"> </text:s><text:span text:style-name="span_.en_partofspeech_.en_grammaticalinfo_entry_letData_body">adv</text:span><text:s text:c="1"> </text:s><text:span text:style-name="xsensenumber_sense_senses_entry_letData_body">1</text:span><text:span text:style-name="span_.en_definition_.en_sense_senses_entry_letData_body">from there (nm.)</text:span><text:s text:c="1"> </text:s><text:span text:style-name="span_.te_xitem_.te_LexSensepublishStemGlossPubL3_.te_sense_senses_entry_letData_body">నుంచి</text:span><text:s text:c="1"> </text:s><text:span text:style-name="span_.hi_xitem_.hi_LexSensepublishStemGlossPubL3_.te_sense_senses_entry_letData_body">वहा से</text:span><text:s text:c="1"> </text:s><text:span text:style-name="xsensenumber_sense_senses_entry_letData_body">2</text:span><text:span text:style-name="span_.en_definition_.en_sense_senses_entry_letData_body">someone (nm.) or something from there.</text:span><text:s text:c="1"> </text:s><text:span text:style-name="span_.te_LexSensepublishStemGlossPubL3_.te_sense_senses_entry_letData_body">అక్కడనుండి</text:span><text:s text:c="1"> </text:s><text:span text:style-name="span_.ggo-Telu-IN_example_.ggo-Telu-IN_examples_sense_senses_entry_letData_body">అగ్గటల్ నన్న నీకున్ సూడ్తొన్.</text:span><text:s text:c="1"> </text:s><text:span text:style-name="span_.te_translationL3_.te_translations_examples_sense_senses_entry_letData_body">అక్కడి నుండి నేను నిన్ను చూసాను.</text:span><text:s text:c="1"> </text:s></text:p>
        <text:p text:style-name="entry_letData_body"><text:span text:style-name="headword_.ggo-Telu-IN_entry_letData_body">అగ్గ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ర" office:value-type="string" office:string-value="అగ్గ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ర" office:value-type="string" office:string-value="అగ్గటొర"/></text:span><text:span/><text:s text:c="1"> </text:s><text:span text:style-name="span_.en_pronunciation_.ggo-fonipa-x-emic_pronunciations_entry_letData_body">[</text:span><text:span text:style-name="span_.ggo-fonipa-x-emic_pronunciation_.ggo-fonipa-x-emic_pronunciations_entry_letData_body">aggaṭor</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9540">అగ్గటొర్</text:a></text:span><text:span text:style-name="span_.en_primaryrefs_entry_letData_body">) </text:span><text:span text:style-name="span_.en_partofspeech_.en_grammaticalinfo_sense_senses_entry_letData_body">n</text:span><text:s text:c="1"> </text:s><text:span text:style-name="span_.en_definition_.en_sense_senses_entry_letData_body">man from there.</text:span><text:s text:c="1"> </text:s><text:span text:style-name="span_.te_LexSensepublishStemGlossPubL3_.te_sense_senses_entry_letData_body">అక్కడివారు</text:span><text:s text:c="1"> </text:s><text:span text:style-name="span_.ggo-Telu-IN_example_.ggo-Telu-IN_examples_sense_senses_entry_letData_body">వేర్ మాయ్నల్ అగ్గటొర్.</text:span><text:s text:c="1"> </text:s><text:span text:style-name="span_.en_xitem_.en_translation_.en_translations_examples_sense_senses_entry_letData_body">This man is from there.</text:span><text:s text:c="1"> </text:s><text:span text:style-name="span_.te_xitem_.te_translation_.en_translations_examples_sense_senses_entry_letData_body">ఈ వ్యక్తి అక్కడి వారు.</text:span><text:s text:c="1"> </text:s></text:p>
        <text:p text:style-name="entry_letData_body"><text:span text:style-name="headword_.ggo-Telu-IN_entry_letData_body"><text:bookmark-start text:name="hvo9540"/><text:bookmark-end text:name="hvo9540"/>అగ్గ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ర్" office:value-type="string" office:string-value="అగ్గ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ర్" office:value-type="string" office:string-value="అగ్గటొర్"/></text:span><text:span/><text:s text:c="1"> </text:s><text:span text:style-name="span_.en_pronunciation_.ggo-fonipa-x-emic_pronunciations_entry_letData_body">[</text:span><text:span text:style-name="span_.ggo-fonipa-x-emic_pronunciation_.ggo-fonipa-x-emic_pronunciations_entry_letData_body">agga</text:span><text:span text:style-name="span_.en_pronunciation_.ggo-fonipa-x-emic_pronunciations_entry_letData_body">]</text:span><text:s text:c="1"> </text:s><text:span text:style-name="xsensenumber_sense_senses_entry_letData_body">1</text:span><text:span text:style-name="span_.en_partofspeech_.en_grammaticalinfo_sense_senses_entry_letData_body">adv</text:span><text:s text:c="1"> </text:s><text:span text:style-name="span_.en_definition_.en_sense_senses_entry_letData_body">there.</text:span><text:s text:c="1"> </text:s><text:span text:style-name="span_.te_xitem_.te_LexSensepublishStemGlossPubL3_.te_sense_senses_entry_letData_body">అక్కడ</text:span><text:s text:c="1"> </text:s><text:span text:style-name="span_.hi_xitem_.hi_LexSensepublishStemGlossPubL3_.te_sense_senses_entry_letData_body">वहा</text:span><text:s text:c="1"> </text:s><text:span text:style-name="span_.ggo-Telu-IN_example_.ggo-Telu-IN_examples_sense_senses_entry_letData_body">వేర్ వెర్తల్ అగ్గటొర్ ఆందుర్.</text:span><text:s text:c="1"> </text:s><text:span text:style-name="span_.te_translationL3_.te_translations_examples_sense_senses_entry_letData_body">ఈ చుట్టము అక్కడి వాడు.</text:span><text:s text:c="1"> </text:s><text:span text:style-name="xsensenumber_sense_senses_entry_letData_body">2</text:span><text:span text:style-name="span_.en_definition_.en_sense_senses_entry_letData_body">there</text:span><text:s text:c="1"> </text:s><text:span text:style-name="span_.en_LexEntryTypepublishStemComplexFormTypeReverseAbbrPub_.en_complexformtype_complexformrefs_entry_letData_body">der.</text:span><text:s text:c="1"> </text:s><text:span text:style-name="complexformform_.ggo-Telu-IN_complexformrefs_entry_letData_body">అగ్గటొర</text:span><text:s text:c="1"> </text:s></text:p>
        <text:p text:style-name="entry_letData_body"><text:span text:style-name="headword_.ggo-Telu-IN_entry_letData_body">అఙె</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ఙె" office:value-type="string" office:string-value="అఙె"/></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ఙె" office:value-type="string" office:string-value="అఙె"/></text:span><text:span/><text:s text:c="1"> </text:s><text:span text:style-name="span_.en_pronunciation_.ggo-fonipa-x-emic_pronunciations_entry_letData_body">[</text:span><text:span text:style-name="span_.ggo-fonipa-x-emic_pronunciation_.ggo-fonipa-x-emic_pronunciations_entry_letData_body">aṅe</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elder brother's wife.</text:span><text:s text:c="1"> </text:s><text:span text:style-name="span_.te_xitem_.te_LexSensepublishStemGlossPubL3_.te_sense_senses_entry_letData_body">వదిన</text:span><text:s text:c="1"> </text:s><text:span text:style-name="span_.hi_xitem_.hi_LexSensepublishStemGlossPubL3_.te_sense_senses_entry_letData_body">भाबि</text:span><text:s text:c="1"> </text:s><text:span text:style-name="span_.ggo-Telu-IN_example_.ggo-Telu-IN_examples_sense_senses_entry_letData_body">మావొర్ దాదన బాయ్కొ నాకున్ అఙె ఆంత.</text:span><text:s text:c="1"> </text:s><text:span text:style-name="span_.te_translationL3_.te_translations_examples_sense_senses_entry_letData_body">మా అన్నయ్య పెండ్లం నాకు వదిన అవుతుంది.</text:span><text:s text:c="1"> </text:s></text:p>
        <text:p text:style-name="entry_letData_body"><text:span text:style-name="headword_.ggo-Telu-IN_entry_letData_body">అచన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నక్" office:value-type="string" office:string-value="అచన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నక్" office:value-type="string" office:string-value="అచనక్"/></text:span><text:span/><text:s text:c="1"> </text:s><text:span text:style-name="span_.en_pronunciation_.ggo-fonipa-x-emic_pronunciations_entry_letData_body">[</text:span><text:span text:style-name="span_.ggo-fonipa-x-emic_pronunciation_.ggo-fonipa-x-emic_pronunciations_entry_letData_body">acanak</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suddenly</text:span><text:s text:c="1"> </text:s><text:span text:style-name="span_.te_LexSensepublishStemGlossPubL3_.te_sense_senses_entry_letData_body">ఆకస్మికంగా</text:span><text:s text:c="1"> </text:s><text:span text:style-name="span_.ggo-Telu-IN_example_.ggo-Telu-IN_examples_sense_senses_entry_letData_body">మావ సాడతె అచనక్ పి.ఓ. సాబ్ వాసి మత్తొర్.</text:span><text:s text:c="1"> </text:s><text:span text:style-name="span_.te_translationL3_.te_translations_examples_sense_senses_entry_letData_body">మా బడికి పి.ఓ ఆకస్మికంగా వచ్చినాడు.</text:span><text:s text:c="1"> </text:s></text:p>
        <text:p text:style-name="entry_letData_body"><text:span text:style-name="headword_.ggo-Telu-IN_entry_letData_body">అచొట్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ట్క్" office:value-type="string" office:string-value="అచొట్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ట్క్" office:value-type="string" office:string-value="అచొట్క్"/></text:span><text:span/><text:s text:c="1"> </text:s><text:span text:style-name="span_.en_pronunciation_.ggo-fonipa-x-emic_pronunciations_entry_letData_body">[</text:span><text:span text:style-name="span_.ggo-fonipa-x-emic_pronunciation_.ggo-fonipa-x-emic_pronunciations_entry_letData_body">acoṭk</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usual</text:span><text:s text:c="1"> </text:s><text:span text:style-name="span_.te_xitem_.te_LexSensepublishStemGlossPubL3_.te_sense_senses_entry_letData_body">మామూలు</text:span><text:s text:c="1"> </text:s><text:span text:style-name="span_.hi_xitem_.hi_LexSensepublishStemGlossPubL3_.te_sense_senses_entry_letData_body">साधारण</text:span><text:s text:c="1"> </text:s></text:p>
        <text:p text:style-name="entry_letData_body"><text:span text:style-name="headword_.ggo-Telu-IN_entry_letData_body">అచ్చొ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రె" office:value-type="string" office:string-value="అచ్చొ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రె" office:value-type="string" office:string-value="అచ్చొరె"/></text:span><text:span/><text:s text:c="1"> </text:s><text:span text:style-name="span_.en_pronunciation_.ggo-fonipa-x-emic_pronunciations_entry_letData_body">[</text:span><text:span text:style-name="span_.ggo-fonipa-x-emic_pronunciation_.ggo-fonipa-x-emic_pronunciations_entry_letData_body">accore</text:span><text:span text:style-name="span_.en_pronunciation_.ggo-fonipa-x-emic_pronunciations_entry_letData_body">]</text:span><text:s text:c="1"> </text:s><text:span text:style-name="xsensenumber_sense_senses_entry_letData_body">1</text:span><text:span text:style-name="span_.te_LexSensepublishStemGlossPubL3_.te_sense_senses_entry_letData_body">ఇంతే</text:span><text:s text:c="1"> </text:s><text:span text:style-name="span_.ggo-Telu-IN_example_.ggo-Telu-IN_examples_sense_senses_entry_letData_body">కాండిరంగ్ పరిక్సంగ్ అచ్చొరె.</text:span><text:s text:c="1"> </text:s><text:span text:style-name="span_.te_translationL3_.te_translations_examples_sense_senses_entry_letData_body">పిల్లల పరీక్షలు ఇంతే.</text:span><text:s text:c="1"> </text:s><text:span text:style-name="xsensenumber_sense_senses_entry_letData_body">2</text:span><text:span text:style-name="span_.en_definition_.en_sense_senses_entry_letData_body">that's all</text:span><text:s text:c="1"> </text:s></text:p>
        <text:p text:style-name="entry_letData_body"><text:span text:style-name="headword_.ggo-Telu-IN_entry_letData_body"><text:bookmark-start text:name="hvo4825"/><text:bookmark-end text:name="hvo4825"/>అచ్చొ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ర్" office:value-type="string" office:string-value="అచ్చొ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ర్" office:value-type="string" office:string-value="అచ్చొర్"/></text:span><text:span/><text:s text:c="1"> </text:s><text:span text:style-name="span_.en_pronunciation_.ggo-fonipa-x-emic_pronunciations_entry_letData_body">[</text:span><text:span text:style-name="span_.ggo-fonipa-x-emic_pronunciation_.ggo-fonipa-x-emic_pronunciations_entry_letData_body">accor</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that much, that many (nm.).</text:span><text:s text:c="1"> </text:s><text:span text:style-name="span_.te_LexSensepublishStemGlossPubL3_.te_sense_senses_entry_letData_body">అంత</text:span><text:s text:c="1"> </text:s><text:span text:style-name="span_.ggo-Telu-IN_example_.ggo-Telu-IN_examples_sense_senses_entry_letData_body">నిమ్మె అచ్చొర్ డగుర్ బహన్ ఆతి.</text:span><text:s text:c="1"> </text:s><text:span text:style-name="span_.te_translationL3_.te_translations_examples_sense_senses_entry_letData_body">నీవు అంత పెద్దగా ఏలా అయినావు.</text:span><text:s text:c="1"> </text:s><text:span text:style-name="span_.en_LexEntryTypepublishStemComplexFormTypeReverseAbbrPub_.en_complexformtype_complexformrefs_entry_letData_body">der.</text:span><text:s text:c="1"> </text:s><text:span text:style-name="complexformform_.ggo-Telu-IN_complexformrefs_entry_letData_body">అచ్చోడ్ రొప్పొ</text:span><text:s text:c="1"> </text:s></text:p>
        <text:p text:style-name="entry_letData_body"><text:span text:style-name="headword_.ggo-Telu-IN_entry_letData_body">అచ్చోడ్ రొప్పొ</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డ్ రొప్పొ" office:value-type="string" office:string-value="అచ్చోడ్ రొప్పొ"/></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డ్ రొప్పొ" office:value-type="string" office:string-value="అచ్చోడ్ రొప్పొ"/></text:span><text:span/><text:s text:c="1"> </text:s><text:span text:style-name="span_.en_pronunciation_.ggo-fonipa-x-emic_pronunciations_entry_letData_body">[</text:span><text:span text:style-name="span_.ggo-fonipa-x-emic_pronunciation_.ggo-fonipa-x-emic_pronunciations_entry_letData_body">accōḍ roppo</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4825">అచ్చొర్</text:a></text:span><text:span text:style-name="span_.en_primaryrefs_entry_letData_body">) </text:span><text:span text:style-name="span_.en_partofspeech_.en_grammaticalinfo_sense_senses_entry_letData_body">adv</text:span><text:s text:c="1"> </text:s><text:span text:style-name="span_.en_definition_.en_sense_senses_entry_letData_body">meanwhile.</text:span><text:s text:c="1"> </text:s><text:span text:style-name="span_.te_xitem_.te_LexSensepublishStemGlossPubL3_.te_sense_senses_entry_letData_body">అంతలో</text:span><text:s text:c="1"> </text:s><text:span text:style-name="span_.hi_xitem_.hi_LexSensepublishStemGlossPubL3_.te_sense_senses_entry_letData_body">इसी दौरान</text:span><text:s text:c="1"> </text:s><text:span text:style-name="span_.ggo-Telu-IN_example_.ggo-Telu-IN_examples_sense_senses_entry_letData_body">బుయరితగ అచ్చొడ్ రొప్పొ నేంగ్మా.</text:span><text:s text:c="1"> </text:s><text:span text:style-name="span_.te_translationL3_.te_translations_examples_sense_senses_entry_letData_body">గుహలో చాల లోపలికి వెళ్లకు.</text:span><text:s text:c="1"> </text:s></text:p>
        <text:p text:style-name="entry_letData_body"><text:span text:style-name="headword_.ggo-Telu-IN_entry_letData_body">అచ్వీ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వీర్" office:value-type="string" office:string-value="అచ్వీ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వీర్" office:value-type="string" office:string-value="అచ్వీర్"/></text:span><text:span/><text:s text:c="1"> </text:s><text:span text:style-name="span_.en_pronunciation_.ggo-fonipa-x-emic_pronunciations_entry_letData_body">[</text:span><text:span text:style-name="span_.ggo-fonipa-x-emic_pronunciation_.ggo-fonipa-x-emic_pronunciations_entry_letData_body">acvīr</text:span><text:span text:style-name="span_.en_pronunciation_.ggo-fonipa-x-emic_pronunciations_entry_letData_body">]</text:span><text:s text:c="1"> </text:s><text:span text:style-name="span_.en_partofspeech_.en_grammaticalinfo_sense_senses_entry_letData_body">pro</text:span><text:s text:c="1"> </text:s><text:span text:style-name="span_.en_definition_.en_sense_senses_entry_letData_body">that many (m.).</text:span><text:s text:c="1"> </text:s><text:span text:style-name="span_.te_LexSensepublishStemGlossPubL3_.te_sense_senses_entry_letData_body">అంతమంది</text:span><text:s text:c="1"> </text:s><text:span text:style-name="span_.ggo-Telu-IN_example_.ggo-Telu-IN_examples_sense_senses_entry_letData_body">అచ్విర్ తె మావ రోన్ తిన్లెన్ వాయన.</text:span><text:s text:c="1"> </text:s><text:span text:style-name="span_.te_translationL3_.te_translations_examples_sense_senses_entry_letData_body">అంతమంది మా ఇంటికి తినడానికి రావాలి.</text:span><text:s text:c="1"> </text:s></text:p>
        <text:p text:style-name="entry_letData_body"><text:span text:style-name="headword_.ggo-Telu-IN_entry_letData_body">అజు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జుక్" office:value-type="string" office:string-value="అజు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జుక్" office:value-type="string" office:string-value="అజుక్"/></text:span><text:span/><text:s text:c="1"> </text:s><text:span text:style-name="span_.en_pronunciation_.ggo-fonipa-x-emic_pronunciations_entry_letData_body">[</text:span><text:span text:style-name="span_.ggo-fonipa-x-emic_pronunciation_.ggo-fonipa-x-emic_pronunciations_entry_letData_body">ajuk</text:span><text:span text:style-name="span_.en_pronunciation_.ggo-fonipa-x-emic_pronunciations_entry_letData_body">]</text:span><text:s text:c="1"> </text:s><text:span text:style-name="span_.en_partofspeech_.en_grammaticalinfo_sense_senses_entry_letData_body">conj</text:span><text:s text:c="1"> </text:s><text:span text:style-name="span_.en_definition_.en_sense_senses_entry_letData_body">even now.</text:span><text:s text:c="1"> </text:s><text:span text:style-name="span_.te_LexSensepublishStemGlossPubL3_.te_sense_senses_entry_letData_body">ఇంకా</text:span><text:s text:c="1"> </text:s><text:span text:style-name="span_.ggo-Telu-IN_example_.ggo-Telu-IN_examples_sense_senses_entry_letData_body">దుకాన్ దారల్ అజుక్ ఉండె బతంగ్ పహజ్లె ఇంతొర్.</text:span><text:s text:c="1"> </text:s><text:span text:style-name="span_.te_translationL3_.te_translations_examples_sense_senses_entry_letData_body">దుకాణ దారు ఇంకా ఏమి కావాలి అని అడుగుతున్నాడు.</text:span><text:s text:c="1"> </text:s></text:p>
        <text:p text:style-name="entry_letData_body"><text:span text:style-name="headword_.ggo-Telu-IN_entry_letData_body">అటుమ్ కుటుమ్</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మ్ కుటుమ్" office:value-type="string" office:string-value="అటుమ్ కుటుమ్"/></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మ్ కుటుమ్" office:value-type="string" office:string-value="అటుమ్ కుటుమ్"/></text:span><text:span/><text:s text:c="1"> </text:s><text:span text:style-name="span_.en_pronunciation_.ggo-fonipa-x-emic_pronunciations_entry_letData_body">[</text:span><text:span text:style-name="span_.ggo-fonipa-x-emic_pronunciation_.ggo-fonipa-x-emic_pronunciations_entry_letData_body">aṭum kuṭum</text:span><text:span text:style-name="span_.en_pronunciation_.ggo-fonipa-x-emic_pronunciations_entry_letData_body">]</text:span><text:s text:c="1"> </text:s><text:span text:style-name="span_.te_LexSensepublishStemGlossPubL3_.te_sense_senses_entry_letData_body">చుట్టలు చుట్టం</text:span><text:s text:c="1"> </text:s><text:span text:style-name="span_.ggo-Telu-IN_example_.ggo-Telu-IN_examples_sense_senses_entry_letData_body">మర్మిన్క్ అటుమ్ కుటుమున్ సమ్దిర్క్ కేయంతెర్.</text:span><text:s text:c="1"> </text:s><text:span text:style-name="span_.te_translationL3_.te_translations_examples_sense_senses_entry_letData_body">పెండ్లిలో చుట్టలు చుట్టాలు అందరిని పిలుస్తారు.</text:span><text:s text:c="1"> </text:s></text:p>
        <text:p text:style-name="entry_letData_body"><text:span text:style-name="headword_.ggo-Telu-IN_entry_letData_body">అ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 office:value-type="string" office:string-value="అ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 office:value-type="string" office:string-value="అటొ"/></text:span><text:span/><text:s text:c="1"> </text:s><text:span text:style-name="span_.en_pronunciation_.ggo-fonipa-x-emic_pronunciations_entry_letData_body">[</text:span><text:span text:style-name="span_.ggo-fonipa-x-emic_pronunciation_.ggo-fonipa-x-emic_pronunciations_entry_letData_body">aṭo</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auto</text:span><text:s text:c="1"> </text:s><text:span text:style-name="span_.te_LexSensepublishStemGlossPubL3_.te_sense_senses_entry_letData_body">ఆటో</text:span><text:s text:c="1"> </text:s><text:span text:style-name="span_.ggo-Telu-IN_example_.ggo-Telu-IN_examples_sense_senses_entry_letData_body">అటొతున్ మూంద్ గారెంగ్ మందంతంగ్.</text:span><text:s text:c="1"> </text:s><text:span text:style-name="span_.te_translationL3_.te_translations_examples_sense_senses_entry_letData_body">ఆటో కు మూడు చక్రాలు ఉంటాయి.</text:span><text:s text:c="1"> </text:s></text:p>
        <text:p text:style-name="entry_letData_body"><text:span text:style-name="headword_.ggo-Telu-IN_entry_letData_body">అట్కీ కీ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 కీత" office:value-type="string" office:string-value="అట్కీ కీ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 కీత" office:value-type="string" office:string-value="అట్కీ కీత"/></text:span><text:span/><text:s text:c="1"> </text:s><text:span text:style-name="span_.en_pronunciation_.ggo-fonipa-x-emic_pronunciations_entry_letData_body">[</text:span><text:span text:style-name="span_.ggo-fonipa-x-emic_pronunciation_.ggo-fonipa-x-emic_pronunciations_entry_letData_body">aṭki kī-</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en_definition_.en_sense_senses_entry_letData_body">fixation</text:span><text:s text:c="1"> </text:s><text:span text:style-name="span_.te_LexSensepublishStemGlossPubL3_.te_sense_senses_entry_letData_body">అంటించడం</text:span><text:s text:c="1"> </text:s><text:span text:style-name="xsensenumber_sense_senses_entry_letData_body">2</text:span><text:span text:style-name="span_.en_definition_.en_sense_senses_entry_letData_body">to hang.</text:span><text:s text:c="1"> </text:s><text:span text:style-name="span_.hi_LexSensepublishStemGlossPubL4_.hi_sense_senses_entry_letData_body">टाँगना</text:span><text:s text:c="1"> </text:s><text:span text:style-name="span_.ggo-Telu-IN_example_.ggo-Telu-IN_examples_sense_senses_entry_letData_body">నావ ఆంగ్డెతున్ మోలతగ అట్కి కీతొన్.</text:span><text:s text:c="1"> </text:s><text:span text:style-name="span_.te_translationL3_.te_translations_examples_sense_senses_entry_letData_body">నా అంగిని మొలలో అంటి పెట్టుకున్నాను.</text:span><text:s text:c="1"> </text:s></text:p>
        <text:p text:style-name="entry_letData_body"><text:span text:style-name="headword_.ggo-Telu-IN_entry_letData_body">అట్కుల్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ల్క్" office:value-type="string" office:string-value="అట్కుల్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ల్క్" office:value-type="string" office:string-value="అట్కుల్క్"/></text:span><text:span/><text:s text:c="1"> </text:s><text:span text:style-name="span_.en_pronunciation_.ggo-fonipa-x-emic_pronunciations_entry_letData_body">[</text:span><text:span text:style-name="span_.ggo-fonipa-x-emic_pronunciation_.ggo-fonipa-x-emic_pronunciations_entry_letData_body">aṭkulk</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flattened rice</text:span><text:s text:c="1"> </text:s><text:span text:style-name="span_.te_xitem_.te_LexSensepublishStemGlossPubL3_.te_sense_senses_entry_letData_body">అటుకులు</text:span><text:s text:c="1"> </text:s><text:span text:style-name="span_.hi_xitem_.hi_LexSensepublishStemGlossPubL3_.te_sense_senses_entry_letData_body">चिउडा</text:span><text:s text:c="1"> </text:s><text:span text:style-name="span_.ggo-Telu-IN_example_.ggo-Telu-IN_examples_sense_senses_entry_letData_body">పెరెక్ ఙల్ అట్కుల్క్ తయర్ కీంతెర్.</text:span><text:s text:c="1"> </text:s><text:span text:style-name="span_.te_translationL3_.te_translations_examples_sense_senses_entry_letData_body">బియ్యము నుండి అటుకులు తయారు చేస్తారు.</text:span><text:s text:c="1"> </text:s></text:p>
        <text:p text:style-name="entry_letData_body"><text:span text:style-name="headword_.ggo-Telu-IN_entry_letData_body">అట్కె మా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 మాత" office:value-type="string" office:string-value="అట్కె మా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 మాత" office:value-type="string" office:string-value="అట్కె మాత"/></text:span><text:span/><text:s text:c="1"> </text:s><text:span text:style-name="span_.en_pronunciation_.ggo-fonipa-x-emic_pronunciations_entry_letData_body">[</text:span><text:span text:style-name="span_.ggo-fonipa-x-emic_pronunciation_.ggo-fonipa-x-emic_pronunciations_entry_letData_body">aṭke māta</text:span><text:span text:style-name="span_.en_pronunciation_.ggo-fonipa-x-emic_pronunciations_entry_letData_body">]</text:span><text:s text:c="1"> </text:s><text:span text:style-name="span_.te_LexSensepublishStemGlossPubL3_.te_sense_senses_entry_letData_body">ఊపిరి ఆగింది</text:span><text:s text:c="1"> </text:s><text:span text:style-name="span_.ggo-Telu-IN_example_.ggo-Telu-IN_examples_sense_senses_entry_letData_body">నావ నేస్క్‌వల్ అట్కె మాత.</text:span><text:s text:c="1"> </text:s><text:span text:style-name="span_.te_translationL3_.te_translations_examples_sense_senses_entry_letData_body">నా ఊపిరి ఆగిపోయింది.</text:span><text:s text:c="1"> </text:s></text:p>
        <text:p text:style-name="entry_letData_body"><text:span text:style-name="headword_.ggo-Telu-IN_entry_letData_body">అట్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 office:value-type="string" office:string-value="అట్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 office:value-type="string" office:string-value="అట్ట"/></text:span><text:span/><text:s text:c="1"> </text:s><text:span text:style-name="span_.en_pronunciation_.ggo-fonipa-x-emic_pronunciations_entry_letData_body">[</text:span><text:span text:style-name="span_.ggo-fonipa-x-emic_pronunciation_.ggo-fonipa-x-emic_pronunciations_entry_letData_body">aṭṭa</text:span><text:span text:style-name="span_.en_pronunciation_.ggo-fonipa-x-emic_pronunciations_entry_letData_body">]</text:span><text:s text:c="1"> </text:s><text:span text:style-name="span_.en_definition_.en_sense_senses_entry_letData_body">cook</text:span><text:s text:c="1"> </text:s><text:span text:style-name="span_.te_LexSensepublishStemGlossPubL3_.te_sense_senses_entry_letData_body">వంట చెయ్యి</text:span><text:s text:c="1"> </text:s></text:p>
        <text:p text:style-name="entry_letData_body"><text:span text:style-name="headword_.ggo-Telu-IN_entry_letData_body">అట్టవ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వన్" office:value-type="string" office:string-value="అట్టవ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వన్" office:value-type="string" office:string-value="అట్టవన్"/></text:span><text:span/><text:s text:c="1"> </text:s><text:span text:style-name="span_.en_pronunciation_.ggo-fonipa-x-emic_pronunciations_entry_letData_body">[</text:span><text:span text:style-name="span_.ggo-fonipa-x-emic_pronunciation_.ggo-fonipa-x-emic_pronunciations_entry_letData_body">aṭṭavan</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fifty-eight.</text:span><text:s text:c="1"> </text:s><text:span text:style-name="span_.te_xitem_.te_LexSensepublishStemGlossPubL3_.te_sense_senses_entry_letData_body">(58) యాభై ఎనిమిది</text:span><text:s text:c="1"> </text:s><text:span text:style-name="span_.hi_xitem_.hi_LexSensepublishStemGlossPubL3_.te_sense_senses_entry_letData_body">अट्‌ठावन</text:span><text:s text:c="1"> </text:s><text:span text:style-name="span_.ggo-Telu-IN_example_.ggo-Telu-IN_examples_sense_senses_entry_letData_body">మా కాండిన్ అట్టవన్ జోకఙ్ లిహికియుస్తోన్.</text:span><text:s text:c="1"> </text:s><text:span text:style-name="span_.te_translationL3_.te_translations_examples_sense_senses_entry_letData_body">మా పిల్ల వానికి 50 ఎనిమిది సార్లు రాయించాను.</text:span><text:s text:c="1"> </text:s></text:p>
        <text:p text:style-name="entry_letData_body"><text:span text:style-name="headword_.ggo-Telu-IN_entry_letData_body">అట్టవీ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వీస్" office:value-type="string" office:string-value="అట్టవీ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వీస్" office:value-type="string" office:string-value="అట్టవీస్"/></text:span><text:span/><text:s text:c="1"> </text:s><text:span text:style-name="span_.en_pronunciation_.ggo-fonipa-x-emic_pronunciations_entry_letData_body">[</text:span><text:span text:style-name="span_.ggo-fonipa-x-emic_pronunciation_.ggo-fonipa-x-emic_pronunciations_entry_letData_body">aṭṭavīs</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twenty-eight.</text:span><text:s text:c="1"> </text:s><text:span text:style-name="span_.te_xitem_.te_LexSensepublishStemGlossPubL3_.te_sense_senses_entry_letData_body">(28) ఇరవై ఎనిమిది</text:span><text:s text:c="1"> </text:s><text:span text:style-name="span_.hi_xitem_.hi_LexSensepublishStemGlossPubL3_.te_sense_senses_entry_letData_body">अट्‌ठाईस</text:span><text:s text:c="1"> </text:s><text:span text:style-name="span_.ggo-Telu-IN_example_.ggo-Telu-IN_examples_sense_senses_entry_letData_body">నన్ అట్టావీస్ న పొంటిన్ మా సాడకండిర్ కున్ యేత్‌తొన్.</text:span><text:s text:c="1"> </text:s><text:span text:style-name="span_.te_translationL3_.te_translations_examples_sense_senses_entry_letData_body">మా బడి పిల్లలకు ఇరవై ఎనిమిది రూపాయిల పెన్నులు కొన్నాను.</text:span><text:s text:c="1"> </text:s></text:p>
        <text:p text:style-name="entry_letData_body"><text:span text:style-name="headword_.ggo-Telu-IN_entry_letData_body">అట్టెచాలి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చాలిస్" office:value-type="string" office:string-value="అట్టెచాలి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చాలిస్" office:value-type="string" office:string-value="అట్టెచాలిస్"/></text:span><text:span/><text:s text:c="1"> </text:s><text:span text:style-name="span_.en_pronunciation_.ggo-fonipa-x-emic_pronunciations_entry_letData_body">[</text:span><text:span text:style-name="span_.ggo-fonipa-x-emic_pronunciation_.ggo-fonipa-x-emic_pronunciations_entry_letData_body">aṭṭecālis</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forty-eight.</text:span><text:s text:c="1"> </text:s><text:span text:style-name="span_.te_xitem_.te_LexSensepublishStemGlossPubL3_.te_sense_senses_entry_letData_body">(48) నలభై ఎనిమిది</text:span><text:s text:c="1"> </text:s><text:span text:style-name="span_.hi_xitem_.hi_LexSensepublishStemGlossPubL3_.te_sense_senses_entry_letData_body">अड़तालीस</text:span><text:s text:c="1"> </text:s><text:span text:style-name="span_.ggo-Telu-IN_example_.ggo-Telu-IN_examples_sense_senses_entry_letData_body">అద్ ఆంగ్డె అట్టె చాలిస్న ఆంద్.</text:span><text:s text:c="1"> </text:s><text:span text:style-name="span_.te_translationL3_.te_translations_examples_sense_senses_entry_letData_body">ఆ చొక్క నలభై ఎనిమిది రూపాయలు.</text:span><text:s text:c="1"> </text:s></text:p>
        <text:p text:style-name="entry_letData_body"><text:span text:style-name="headword_.ggo-Telu-IN_entry_letData_body">అట్టెసా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సాట్" office:value-type="string" office:string-value="అట్టెసా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సాట్" office:value-type="string" office:string-value="అట్టెసాట్"/></text:span><text:span/><text:s text:c="1"> </text:s><text:span text:style-name="span_.en_pronunciation_.ggo-fonipa-x-emic_pronunciations_entry_letData_body">[</text:span><text:span text:style-name="span_.ggo-fonipa-x-emic_pronunciation_.ggo-fonipa-x-emic_pronunciations_entry_letData_body">aṭṭesāṭ</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sixty-eight.</text:span><text:s text:c="1"> </text:s><text:span text:style-name="span_.te_xitem_.te_LexSensepublishStemGlossPubL3_.te_sense_senses_entry_letData_body">(68) అరవై ఎనిమిది</text:span><text:s text:c="1"> </text:s><text:span text:style-name="span_.hi_xitem_.hi_LexSensepublishStemGlossPubL3_.te_sense_senses_entry_letData_body">अड़सठ</text:span><text:s text:c="1"> </text:s><text:span text:style-name="span_.ggo-Telu-IN_example_.ggo-Telu-IN_examples_sense_senses_entry_letData_body">అట్టె సాట్న రెండు పుస్తక్ యేత్‌తొన్.</text:span><text:s text:c="1"> </text:s><text:span text:style-name="span_.te_translationL3_.te_translations_examples_sense_senses_entry_letData_body">అరవై ఎనిమిది రూపాయల పుస్తకాలు కొన్నాను.</text:span><text:s text:c="1"> </text:s></text:p>
        <text:p text:style-name="entry_letData_body"><text:span text:style-name="headword_.ggo-Telu-IN_entry_letData_body">అట్టెహత్త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హత్తర్" office:value-type="string" office:string-value="అట్టెహత్త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హత్తర్" office:value-type="string" office:string-value="అట్టెహత్తర్"/></text:span><text:span/><text:s text:c="1"> </text:s><text:span text:style-name="span_.en_pronunciation_.ggo-fonipa-x-emic_pronunciations_entry_letData_body">[</text:span><text:span text:style-name="span_.ggo-fonipa-x-emic_pronunciation_.ggo-fonipa-x-emic_pronunciations_entry_letData_body">aṭṭehattar</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seventy-eight.</text:span><text:s text:c="1"> </text:s><text:span text:style-name="span_.te_xitem_.te_LexSensepublishStemGlossPubL3_.te_sense_senses_entry_letData_body">(78) డెబ్భై ఏనిమిది</text:span><text:s text:c="1"> </text:s><text:span text:style-name="span_.hi_xitem_.hi_LexSensepublishStemGlossPubL3_.te_sense_senses_entry_letData_body">अठहत्तर</text:span><text:s text:c="1"> </text:s></text:p>
        <text:p text:style-name="entry_letData_body"><text:span text:style-name="headword_.ggo-Telu-IN_entry_letData_body">అట్‌పియ్వ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పియ్వల్" office:value-type="string" office:string-value="అట్‌పియ్వ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పియ్వల్" office:value-type="string" office:string-value="అట్‌పియ్వల్"/></text:span><text:span/><text:s text:c="1"> </text:s><text:span text:style-name="span_.en_pronunciation_.ggo-fonipa-x-emic_pronunciations_entry_letData_body">[</text:span><text:span text:style-name="span_.ggo-fonipa-x-emic_pronunciation_.ggo-fonipa-x-emic_pronunciations_entry_letData_body">aṭpiyval</text:span><text:span text:style-name="span_.en_pronunciation_.ggo-fonipa-x-emic_pronunciations_entry_letData_body">]</text:span><text:s text:c="1"> </text:s><text:span text:style-name="span_.te_LexSensepublishStemGlossPubL3_.te_sense_senses_entry_letData_body">పట్టు పట్టడం</text:span><text:s text:c="1"> </text:s></text:p>
        <text:p text:style-name="entry_letData_body"><text:span text:style-name="headword_.ggo-Telu-IN_entry_letData_body">అట్యనొవ్</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యనొవ్" office:value-type="string" office:string-value="అట్యనొవ్"/></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యనొవ్" office:value-type="string" office:string-value="అట్యనొవ్"/></text:span><text:span/><text:s text:c="1"> </text:s><text:span text:style-name="span_.en_pronunciation_.ggo-fonipa-x-emic_pronunciations_entry_letData_body">[</text:span><text:span text:style-name="span_.ggo-fonipa-x-emic_pronunciation_.ggo-fonipa-x-emic_pronunciations_entry_letData_body">aṭyanov</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ninety-eight.</text:span><text:s text:c="1"> </text:s><text:span text:style-name="span_.te_xitem_.te_LexSensepublishStemGlossPubL3_.te_sense_senses_entry_letData_body">(98) తొంభై ఎనిమిది</text:span><text:s text:c="1"> </text:s><text:span text:style-name="span_.hi_xitem_.hi_LexSensepublishStemGlossPubL3_.te_sense_senses_entry_letData_body">अट्‌ठानवे</text:span><text:s text:c="1"> </text:s><text:span text:style-name="span_.ggo-Telu-IN_example_.ggo-Telu-IN_examples_sense_senses_entry_letData_body">మా కాలెజ్ నగ అట్యనొవ్ కాండిర్కున్ స్కాలర్ సిప్ కొత్తంగ్ వాతంగ్.</text:span><text:s text:c="1"> </text:s><text:span text:style-name="span_.te_translationL3_.te_translations_examples_sense_senses_entry_letData_body">మా కాలేజి లొ తొంభై ఎనిమిది మంది పిల్లలకు స్కాలర్ సిప్ డబ్బులు వచ్చినాయి.</text:span><text:s text:c="1"> </text:s></text:p>
        <text:p text:style-name="entry_letData_body"><text:span text:style-name="headword_.ggo-Telu-IN_entry_letData_body">అట్యాన్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యాన్సీ" office:value-type="string" office:string-value="అట్యాన్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యాన్సీ" office:value-type="string" office:string-value="అట్యాన్సీ"/></text:span><text:span/><text:s text:c="1"> </text:s><text:span text:style-name="span_.en_pronunciation_.ggo-fonipa-x-emic_pronunciations_entry_letData_body">[</text:span><text:span text:style-name="span_.ggo-fonipa-x-emic_pronunciation_.ggo-fonipa-x-emic_pronunciations_entry_letData_body">aṭyānsī</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ighty-eight.</text:span><text:s text:c="1"> </text:s><text:span text:style-name="span_.te_xitem_.te_LexSensepublishStemGlossPubL3_.te_sense_senses_entry_letData_body">(88) ఎనభై ఎనిమిది</text:span><text:s text:c="1"> </text:s><text:span text:style-name="span_.hi_xitem_.hi_LexSensepublishStemGlossPubL3_.te_sense_senses_entry_letData_body">अट्‌ठासी</text:span><text:s text:c="1"> </text:s><text:span text:style-name="span_.ggo-Telu-IN_example_.ggo-Telu-IN_examples_sense_senses_entry_letData_body">#మానాటె అట్టాన్సి హజర్ త కామ్ మంజుర్ ఆత.</text:span><text:s text:c="1"> </text:s><text:span text:style-name="span_.te_translationL3_.te_translations_examples_sense_senses_entry_letData_body">#మా ఊరిలో (85) ఎనభై ఎనిమిది వేల పని మంజూరు ఐనది.</text:span><text:s text:c="1"> </text:s></text:p>
        <text:p text:style-name="entry_letData_body"><text:span text:style-name="headword_.ggo-Telu-IN_entry_letData_body">అ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ర" office:value-type="string" office:string-value="అ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ర" office:value-type="string" office:string-value="అట్ర"/></text:span><text:span/><text:s text:c="1"> </text:s><text:span text:style-name="span_.en_pronunciation_.ggo-fonipa-x-emic_pronunciations_entry_letData_body">[</text:span><text:span text:style-name="span_.ggo-fonipa-x-emic_pronunciation_.ggo-fonipa-x-emic_pronunciations_entry_letData_body">aṭra</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ighteen.</text:span><text:s text:c="1"> </text:s><text:span text:style-name="span_.te_xitem_.te_LexSensepublishStemGlossPubL3_.te_sense_senses_entry_letData_body">(18) పద్దెనిమిది</text:span><text:s text:c="1"> </text:s><text:span text:style-name="span_.hi_xitem_.hi_LexSensepublishStemGlossPubL3_.te_sense_senses_entry_letData_body">अठारह</text:span><text:s text:c="1"> </text:s><text:span text:style-name="span_.ggo-Telu-IN_example_.ggo-Telu-IN_examples_sense_senses_entry_letData_body">వోర్- నాకున్ అట్ర హజర్ కొత్తంగ్ సియన.</text:span><text:s text:c="1"> </text:s><text:span text:style-name="span_.te_translationL3_.te_translations_examples_sense_senses_entry_letData_body">అతను నాకు పద్దెనిమిది వేలు ఇవ్వాలి.</text:span><text:s text:c="1"> </text:s></text:p>
        <text:p text:style-name="entry_letData_body"><text:span text:style-name="headword_.ggo-Telu-IN_entry_letData_body">అట్లాంటిక్ సమ్దు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లాంటిక్ సమ్దుర్" office:value-type="string" office:string-value="అట్లాంటిక్ సమ్దు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లాంటిక్ సమ్దుర్" office:value-type="string" office:string-value="అట్లాంటిక్ సమ్దుర్"/></text:span><text:span/><text:s text:c="1"> </text:s><text:span text:style-name="span_.en_pronunciation_.ggo-fonipa-x-emic_pronunciations_entry_letData_body">[</text:span><text:span text:style-name="span_.ggo-fonipa-x-emic_pronunciation_.ggo-fonipa-x-emic_pronunciations_entry_letData_body">aṭlāṇṭik samdur</text:span><text:span text:style-name="span_.en_pronunciation_.ggo-fonipa-x-emic_pronunciations_entry_letData_body">]</text:span><text:s text:c="1"> </text:s><text:span text:style-name="span_.te_LexSensepublishStemGlossPubL3_.te_sense_senses_entry_letData_body">అట్లాంటిక్ మహా సముద్రం</text:span><text:s text:c="1"> </text:s></text:p>
        <text:p text:style-name="entry_letData_body"><text:span text:style-name="headword_.ggo-Telu-IN_entry_letData_body">అట్వ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వల్" office:value-type="string" office:string-value="అట్వ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వల్" office:value-type="string" office:string-value="అట్వల్"/></text:span><text:span/><text:s text:c="1"> </text:s><text:span text:style-name="span_.en_pronunciation_.ggo-fonipa-x-emic_pronunciations_entry_letData_body">[</text:span><text:span text:style-name="span_.ggo-fonipa-x-emic_pronunciation_.ggo-fonipa-x-emic_pronunciations_entry_letData_body">aṭval</text:span><text:span text:style-name="span_.en_pronunciation_.ggo-fonipa-x-emic_pronunciations_entry_letData_body">]</text:span><text:s text:c="1"> </text:s><text:span text:style-name="span_.te_LexSensepublishStemGlossPubL3_.te_sense_senses_entry_letData_body">వంట చేయుట</text:span><text:s text:c="1"> </text:s><text:span text:style-name="span_.ggo-Telu-IN_example_.ggo-Telu-IN_examples_sense_senses_entry_letData_body">తిందన్ సాటి రోజి గాటోంగ్ కుస్రింగ్ అట్వల్.</text:span><text:s text:c="1"> </text:s><text:span text:style-name="span_.te_translationL3_.te_translations_examples_sense_senses_entry_letData_body">తినడానికి రోజు అన్నము కూరలు వంట చేయడం.</text:span><text:s text:c="1"> </text:s></text:p>
        <text:p text:style-name="entry_letData_body"><text:span text:style-name="headword_.ggo-Telu-IN_entry_letData_body">అడంతొ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తొర్" office:value-type="string" office:string-value="అడంతొ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తొర్" office:value-type="string" office:string-value="అడంతొర్"/></text:span><text:span/><text:s text:c="1"> </text:s><text:span text:style-name="span_.en_pronunciation_.ggo-fonipa-x-emic_pronunciations_entry_letData_body">[</text:span><text:span text:style-name="span_.ggo-fonipa-x-emic_pronunciation_.ggo-fonipa-x-emic_pronunciations_entry_letData_body">aḍanto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rying</text:span><text:s text:c="1"> </text:s><text:span text:style-name="span_.te_LexSensepublishStemGlossPubL3_.te_sense_senses_entry_letData_body">ఏడ్వడం</text:span><text:s text:c="1"> </text:s><text:span text:style-name="span_.ggo-Telu-IN_example_.ggo-Telu-IN_examples_sense_senses_entry_letData_body">కాండిర్ పుట్త బరొబర్ అడంతెర్.</text:span><text:s text:c="1"> </text:s><text:span text:style-name="span_.te_translationL3_.te_translations_examples_sense_senses_entry_letData_body">పిల్లలు పుట్టినప్పుడు ఏడుస్తారు.</text:span><text:s text:c="1"> </text:s></text:p>
        <text:p text:style-name="entry_letData_body"><text:span text:style-name="headword_.ggo-Telu-IN_entry_letData_body">అడ్డంఅ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అసి" office:value-type="string" office:string-value="అడ్డంఅ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అసి" office:value-type="string" office:string-value="అడ్డంఅసి"/></text:span><text:span/><text:s text:c="1"> </text:s><text:span text:style-name="span_.en_pronunciation_.ggo-fonipa-x-emic_pronunciations_entry_letData_body">[</text:span><text:span text:style-name="span_.ggo-fonipa-x-emic_pronunciation_.ggo-fonipa-x-emic_pronunciations_entry_letData_body">aḍḍaṁasi</text:span><text:span text:style-name="span_.en_pronunciation_.ggo-fonipa-x-emic_pronunciations_entry_letData_body">]</text:span><text:s text:c="1"> </text:s></text:p>
        <text:p text:style-name="entry_letData_body"><text:span text:style-name="headword_.ggo-Telu-IN_entry_letData_body">అడ్డబుడ్డ</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బుడ్డ" office:value-type="string" office:string-value="అడ్డబుడ్డ"/></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బుడ్డ" office:value-type="string" office:string-value="అడ్డబుడ్డ"/></text:span><text:span/><text:s text:c="1"> </text:s><text:span text:style-name="span_.en_pronunciation_.ggo-fonipa-x-emic_pronunciations_entry_letData_body">[</text:span><text:span text:style-name="span_.ggo-fonipa-x-emic_pronunciation_.ggo-fonipa-x-emic_pronunciations_entry_letData_body">aḍḍabuḍḍa</text:span><text:span text:style-name="span_.en_pronunciation_.ggo-fonipa-x-emic_pronunciations_entry_letData_body">]</text:span><text:s text:c="1"> </text:s><text:span text:style-name="span_.en_partofspeech_.en_grammaticalinfo_sense_senses_entry_letData_body">adj</text:span><text:s text:c="1"> </text:s><text:span text:style-name="span_.en_definition_.en_sense_senses_entry_letData_body">blockage</text:span><text:s text:c="1"> </text:s><text:span text:style-name="span_.te_xitem_.te_LexSensepublishStemGlossPubL3_.te_sense_senses_entry_letData_body">అడ్డదిడ్డమైన</text:span><text:s text:c="1"> </text:s><text:span text:style-name="span_.hi_xitem_.hi_LexSensepublishStemGlossPubL3_.te_sense_senses_entry_letData_body">बाधा देने वाला</text:span><text:s text:c="1"> </text:s><text:span text:style-name="span_.ggo-Telu-IN_example_.ggo-Telu-IN_examples_sense_senses_entry_letData_body">కామ్ కీయ్నెకె ఆడ బుడ్డ అయ్వ.</text:span><text:s text:c="1"> </text:s><text:span text:style-name="span_.te_translationL3_.te_translations_examples_sense_senses_entry_letData_body">పని చేసేటప్పుడు అడ్డదిడ్డముగా రావద్దు.</text:span><text:s text:c="1"> </text:s></text:p>
        <text:p text:style-name="entry_letData_body"><text:span text:style-name="headword_.ggo-Telu-IN_entry_letData_body">అడ్డమ్</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మ్" office:value-type="string" office:string-value="అడ్డమ్"/></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మ్" office:value-type="string" office:string-value="అడ్డమ్"/></text:span><text:span/><text:s text:c="1"> </text:s><text:span text:style-name="span_.en_pronunciation_.ggo-fonipa-x-emic_pronunciations_entry_letData_body">[</text:span><text:span text:style-name="span_.ggo-fonipa-x-emic_pronunciation_.ggo-fonipa-x-emic_pronunciations_entry_letData_body">aḍḍam</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across.</text:span><text:s text:c="1"> </text:s><text:span text:style-name="span_.te_xitem_.te_LexSensepublishStemGlossPubL3_.te_sense_senses_entry_letData_body">అడ్డముగా</text:span><text:s text:c="1"> </text:s><text:span text:style-name="span_.hi_xitem_.hi_LexSensepublishStemGlossPubL3_.te_sense_senses_entry_letData_body">आडा</text:span><text:s text:c="1"> </text:s><text:span text:style-name="span_.ggo-Telu-IN_example_.ggo-Telu-IN_examples_sense_senses_entry_letData_body">పోడ్దున్ అడ్డమ్ టెప్ప ఆత.</text:span><text:s text:c="1"> </text:s><text:span text:style-name="span_.te_translationL3_.te_translations_examples_sense_senses_entry_letData_body">సూర్యునికి అడ్డముగా మేఘం వచ్చింది.</text:span><text:s text:c="1"> </text:s></text:p>
        <text:p text:style-name="entry_letData_body"><text:span text:style-name="headword_.ggo-Telu-IN_entry_letData_body">అడ్డమ్ ఆ</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మ్ ఆ" office:value-type="string" office:string-value="అడ్డమ్ ఆ"/></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మ్ ఆ" office:value-type="string" office:string-value="అడ్డమ్ ఆ"/></text:span><text:span/><text:s text:c="1"> </text:s><text:span text:style-name="span_.en_pronunciation_.ggo-fonipa-x-emic_pronunciations_entry_letData_body">[</text:span><text:span text:style-name="span_.ggo-fonipa-x-emic_pronunciation_.ggo-fonipa-x-emic_pronunciations_entry_letData_body">aḍḍam ā-</text:span><text:span text:style-name="span_.en_pronunciation_.ggo-fonipa-x-emic_pronunciations_entry_letData_body">]</text:span><text:s text:c="1"> </text:s><text:span text:style-name="span_.en_partofspeech_.en_grammaticalinfo_entry_letData_body">v</text:span><text:s text:c="1"> </text:s><text:span text:style-name="xsensenumber_sense_senses_entry_letData_body">1</text:span><text:span text:style-name="span_.en_definition_.en_sense_senses_entry_letData_body">object</text:span><text:s text:c="1"> </text:s><text:span text:style-name="span_.te_xitem_.te_LexSensepublishStemGlossPubL3_.te_sense_senses_entry_letData_body">అడ్డుకో</text:span><text:s text:c="1"> </text:s><text:span text:style-name="span_.hi_xitem_.hi_LexSensepublishStemGlossPubL3_.te_sense_senses_entry_letData_body">रोक; बीच में पड</text:span><text:s text:c="1"> </text:s><text:span text:style-name="span_.ggo-Telu-IN_example_.ggo-Telu-IN_examples_sense_senses_entry_letData_body">బాబల్ బయ్యెన్ పానెకె కాండి అడ్డమ్ ఆతొర్.</text:span><text:s text:c="1"> </text:s><text:span text:style-name="span_.te_translationL3_.te_translations_examples_sense_senses_entry_letData_body">నాన అమ్మను కొట్టే టప్పుడు కొడుకు అడ్డుకున్నాడు.</text:span><text:s text:c="1"> </text:s><text:span text:style-name="xsensenumber_sense_senses_entry_letData_body">2</text:span><text:span text:style-name="span_.en_definition_.en_sense_senses_entry_letData_body">obstruct</text:span><text:s text:c="1"> </text:s><text:span text:style-name="span_.te_xitem_.te_LexSensepublishStemGlossPubL3_.te_sense_senses_entry_letData_body">అడ్డగించు</text:span><text:s text:c="1"> </text:s><text:span text:style-name="span_.hi_xitem_.hi_LexSensepublishStemGlossPubL3_.te_sense_senses_entry_letData_body">रोक; मना कर</text:span><text:s text:c="1"> </text:s><text:span text:style-name="span_.ggo-Telu-IN_example_.ggo-Telu-IN_examples_sense_senses_entry_letData_body">నిమ్మె దర్బర్‌తె అడ్డమ్ అస్సి వడ్క్‌మా.</text:span><text:s text:c="1"> </text:s><text:span text:style-name="span_.te_translationL3_.te_translations_examples_sense_senses_entry_letData_body">నువ్వు కూర్చోవడం కన్నా అడ్డంగా మాట్లాడకు.</text:span><text:s text:c="1"> </text:s></text:p>
        <text:p text:style-name="entry_letData_body"><text:span text:style-name="headword_.ggo-Telu-IN_entry_letData_body">అడ్డంవడి</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వడి" office:value-type="string" office:string-value="అడ్డంవడి"/></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వడి" office:value-type="string" office:string-value="అడ్డంవడి"/></text:span><text:span/><text:s text:c="1"> </text:s><text:span text:style-name="span_.en_pronunciation_.ggo-fonipa-x-emic_pronunciations_entry_letData_body">[</text:span><text:span text:style-name="span_.ggo-fonipa-x-emic_pronunciation_.ggo-fonipa-x-emic_pronunciations_entry_letData_body">aḍḍanvaḍi</text:span><text:span text:style-name="span_.en_pronunciation_.ggo-fonipa-x-emic_pronunciations_entry_letData_body">]</text:span><text:s text:c="1"> </text:s><text:span text:style-name="span_.en_definition_.en_sense_senses_entry_letData_body">air coming across</text:span><text:s text:c="1"> </text:s><text:span text:style-name="span_.te_LexSensepublishStemGlossPubL3_.te_sense_senses_entry_letData_body">అడ్డంగా వచ్చే గాలి</text:span><text:s text:c="1"> </text:s><text:span text:style-name="span_.ggo-Telu-IN_example_.ggo-Telu-IN_examples_sense_senses_entry_letData_body">నిన్నెతల్ అడ్డంవడి వాసెర్ మంత.</text:span><text:s text:c="1"> </text:s><text:span text:style-name="span_.te_translationL3_.te_translations_examples_sense_senses_entry_letData_body">నిన్నటి నుండి అడ్డంగా గాలి వస్తుంది.</text:span><text:s text:c="1"> </text:s></text:p>
      </text:section>
      <text:section text:style-name="Sect_letHead" text:name="Sect_letHead">
        <text:p text:style-name="letter_.ggo-Telu-IN_letHead_body">న<text:variable-set text:name="Left_Guideword_L" text:display="none" text:formula="ooow: " office:value-type="string" office:string-value=""/><text:variable-set text:name="RLeft_Guideword_L" text:display="none" text:formula="ooow: -న్గ" office:value-type="string" office:string-value="-న్గ"/></text:p>
        <text:s text:c="1"> </text:s>
      </text:section>
      <text:section text:style-name="Sect_letData" text:name="Sect_letData">
        <text:p text:style-name="entry_letData_body"><text:span text:style-name="headword_.ggo-Telu-IN_entry_letData_body">-న్గ</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గ" office:value-type="string" office:string-value="-న్గ"/></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గ" office:value-type="string" office:string-value="-న్గ"/></text:span><text:span/><text:s text:c="1"> </text:s><text:span text:style-name="span_.en_pronunciation_.ggo-fonipa-x-emic_pronunciations_entry_letData_body">[</text:span><text:span text:style-name="span_.ggo-fonipa-x-emic_pronunciation_.ggo-fonipa-x-emic_pronunciations_entry_letData_body">nga</text:span><text:span text:style-name="span_.en_pronunciation_.ggo-fonipa-x-emic_pronunciations_entry_letData_body">]</text:span><text:s text:c="1"> </text:s></text:p>
        <text:p text:style-name="entry_letData_body"><text:span text:style-name="headword_.ggo-Telu-IN_entry_letData_body">-న్గట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గటల్" office:value-type="string" office:string-value="-న్గట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గటల్" office:value-type="string" office:string-value="-న్గటల్"/></text:span><text:span/><text:s text:c="1"> </text:s><text:span text:style-name="span_.en_pronunciation_.ggo-fonipa-x-emic_pronunciations_entry_letData_body">[</text:span><text:span text:style-name="span_.ggo-fonipa-x-emic_pronunciation_.ggo-fonipa-x-emic_pronunciations_entry_letData_body">ngaṭal</text:span><text:span text:style-name="span_.en_pronunciation_.ggo-fonipa-x-emic_pronunciations_entry_letData_body">]</text:span><text:s text:c="1"> </text:s></text:p>
      </text:section>
      <text:section text:style-name="Sect_letHead" text:name="Sect_letHead">
        <text:p text:style-name="letter_.ggo-Telu-IN_letHead_body">ు<text:variable-set text:name="Left_Guideword_L" text:display="none" text:formula="ooow: " office:value-type="string" office:string-value=""/><text:variable-set text:name="RLeft_Guideword_L" text:display="none" text:formula="ooow: -ున్‌" office:value-type="string" office:string-value="-ున్‌"/></text:p>
        <text:s text:c="1"> </text:s>
      </text:section>
      <text:section text:style-name="Sect_letData" text:name="Sect_letData">
        <text:p text:style-name="entry_letData_body"><text:span text:style-name="headword_.ggo-Telu-IN_entry_letData_body">-ు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 office:value-type="string" office:string-value="-ు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 office:value-type="string" office:string-value="-ున్‌"/></text:span><text:span/><text:s text:c="1"> </text:s><text:span text:style-name="span_.en_pronunciation_.ggo-fonipa-x-emic_pronunciations_entry_letData_body">[</text:span><text:span text:style-name="span_.ggo-fonipa-x-emic_pronunciation_.ggo-fonipa-x-emic_pronunciations_entry_letData_body">un‌</text:span><text:span text:style-name="span_.en_pronunciation_.ggo-fonipa-x-emic_pronunciations_entry_letData_body">]</text:span><text:s text:c="1"> </text:s><text:span text:style-name="span_.en_partofspeech_.en_grammaticalinfo_sense_senses_entry_letData_body">ns</text:span><text:s text:c="1"> </text:s><text:span text:style-name="span_.en_definition_.en_sense_senses_entry_letData_body">ACC</text:span><text:s text:c="1"> </text:s></text:p>
        <text:p text:style-name="entry_letData_body"><text:span text:style-name="headword_.ggo-Telu-IN_entry_letData_body">-ు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ర్" office:value-type="string" office:string-value="-ు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ర్" office:value-type="string" office:string-value="-ుర్"/></text:span><text:span/><text:s text:c="1"> </text:s><text:span text:style-name="span_.en_pronunciation_.ggo-fonipa-x-emic_pronunciations_entry_letData_body">[</text:span><text:span text:style-name="span_.ggo-fonipa-x-emic_pronunciation_.ggo-fonipa-x-emic_pronunciations_entry_letData_body">ur</text:span><text:span text:style-name="span_.en_pronunciation_.ggo-fonipa-x-emic_pronunciations_entry_letData_body">]</text:span><text:s text:c="1"> </text:s><text:span text:style-name="span_.en_partofspeech_.en_grammaticalinfo_sense_senses_entry_letData_body">vs</text:span><text:s text:c="1"> </text:s><text:span text:style-name="span_.en_definition_.en_sense_senses_entry_letData_body">3.M.PL.DIST</text:span><text:s text:c="1"> </text:s></text:p>
      </text:section>
      <text:section text:style-name="Sect_letHead" text:name="Sect_letHead">
        <text:p text:style-name="letter_.ggo-Telu-IN_letHead_body">ొ<text:variable-set text:name="Left_Guideword_L" text:display="none" text:formula="ooow: " office:value-type="string" office:string-value=""/><text:variable-set text:name="RLeft_Guideword_L" text:display="none" text:formula="ooow: -ొర్" office:value-type="string" office:string-value="-ొర్"/></text:p>
        <text:s text:c="1"> </text:s>
      </text:section>
      <text:section text:style-name="Sect_letData" text:name="Sect_letData">
        <text:p text:style-name="entry_letData_body"><text:span text:style-name="headword_.ggo-Telu-IN_entry_letData_body">-ొ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ర్" office:value-type="string" office:string-value="-ొ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ర్" office:value-type="string" office:string-value="-ొర్"/></text:span><text:span/><text:s text:c="1"> </text:s><text:span text:style-name="span_.en_pronunciation_.ggo-fonipa-x-emic_pronunciations_entry_letData_body">[</text:span><text:span text:style-name="span_.ggo-fonipa-x-emic_pronunciation_.ggo-fonipa-x-emic_pronunciations_entry_letData_body">or</text:span><text:span text:style-name="span_.en_pronunciation_.ggo-fonipa-x-emic_pronunciations_entry_letData_body">]</text:span><text:s text:c="1"> </text:s><text:span text:style-name="span_.en_partofspeech_.en_grammaticalinfo_sense_senses_entry_letData_body">vs</text:span><text:s text:c="1"> </text:s><text:span text:style-name="span_.en_definition_.en_sense_senses_entry_letData_body">3.M.SG</text:span><text:s text:c="1"> </tex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body" style:family="paragraph" style:parent-style-name=""/>
    <style:style xmlns:style="urn:oasis:names:tc:opendocument:xmlns:style:1.0" style:name="letHead_body" style:family="paragraph" style:parent-style-name="body">
      <style:paragraph-properties style:line-height-at-least="26pt" fo:margin-left="9pt" fo:margin-right="9pt" fo:text-align="center" fo:border-bottom="solid .5pt #808080 " fo:margin-top="18pt" fo:margin-bottom="18pt"/>
      <style:text-properties fo:font-style="normal" fo:font-weight="700" style:font-weight-complex="700"/>
    </style:style>
    <style:style xmlns:style="urn:oasis:names:tc:opendocument:xmlns:style:1.0" style:name="letter_.ggo-Telu-IN_letHead_body" style:family="paragraph" style:parent-style-name="letHead_body" style:default-outline-level="2" style:list-style-name="" style:master-page-name="">
      <style:paragraph-properties style:writing-mode="lr-tb" fo:margin-bottom="18pt" fo:margin-top="18pt" fo:text-align="center" fo:keep-with-next="always" fo:orphans="5" fo:widows="5"/>
      <style:text-properties fo:font-family="Gautami" style:font-name-complex="Gautami" fo:font-size="18pt" style:font-size-complex="18pt" fo:font-weight="700" style:font-weight-complex="700" fo:language="zxx" fo:country="none"/>
    </style:style>
    <style:style xmlns:style="urn:oasis:names:tc:opendocument:xmlns:style:1.0" style:name="letData_body" style:family="paragraph" style:parent-style-name="body">
      <style:paragraph-properties fo:text-align="left"/>
    </style:style>
    <style:style xmlns:style="urn:oasis:names:tc:opendocument:xmlns:style:1.0" style:name="entry_letData_body" style:family="paragraph" style:parent-style-name="letData_body">
      <style:paragraph-properties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style:style>
    <style:style xmlns:style="urn:oasis:names:tc:opendocument:xmlns:style:1.0" style:name="headword_.ggo-Telu-IN_entry_letData_body" style:family="text" style:parent-style-name="entry_letData_body">
      <style:text-properties fo:font-family="Gautami" style:font-name-complex="Gautami" fo:font-size="10pt" style:font-size-complex="10pt" fo:font-weight="700" style:font-weight-complex="700" fo:background-color="transparent" fo:language="zxx" fo:country="none"/>
    </style:style>
    <style:style xmlns:style="urn:oasis:names:tc:opendocument:xmlns:style:1.0" style:name="headerFontStyleName" style:family="paragraph" style:parent-style-name="Standard">
      <style:text-properties fo:font-family="Gautami" style:font-name-complex="Gautami"/>
    </style:style>
    <style:style xmlns:style="urn:oasis:names:tc:opendocument:xmlns:style:1.0" style:name="pronunciations_entry_letData_body" style:family="text" style:parent-style-name="entry_letData_body"/>
    <style:style xmlns:style="urn:oasis:names:tc:opendocument:xmlns:style:1.0" style:name="pronunciation_.ggo-fonipa-x-emic_pronunciations_entry_letData_body" style:family="text" style:parent-style-name="pronunciations_entry_letData_body">
      <style:text-properties fo:font-family="Tahoma" style:font-name-complex="Tahoma" fo:font-size="10pt" style:font-size-complex="10pt" fo:background-color="transparent" fo:language="zxx" fo:country="none"/>
    </style:style>
    <style:style xmlns:style="urn:oasis:names:tc:opendocument:xmlns:style:1.0" style:name="span_.en_pronunciation_.ggo-fonipa-x-emic_pronunciations_entry_letData_body" style:family="text" style:parent-style-name="pronunciation_.ggo-fonipa-x-emic_pronunciations_entry_letData_body">
      <style:text-properties fo:font-family="Charis SIL" style:font-name-complex="Charis SIL" fo:language="en" fo:country="US"/>
    </style:style>
    <style:style xmlns:style="urn:oasis:names:tc:opendocument:xmlns:style:1.0" style:name="span_.ggo-fonipa-x-emic_pronunciation_.ggo-fonipa-x-emic_pronunciations_entry_letData_body" style:family="text" style:parent-style-name="pronunciation_.ggo-fonipa-x-emic_pronunciations_entry_letData_body">
      <style:text-properties fo:font-family="Tahoma" style:font-name-complex="Tahoma" fo:language="zxx" fo:country="none"/>
    </style:style>
    <style:style xmlns:style="urn:oasis:names:tc:opendocument:xmlns:style:1.0" style:name="senses_entry_letData_body" style:family="text" style:parent-style-name="entry_letData_body"/>
    <style:style xmlns:style="urn:oasis:names:tc:opendocument:xmlns:style:1.0" style:name="sense_senses_entry_letData_body" style:family="text" style:parent-style-name="senses_entry_letData_body">
      <style:text-properties fo:font-weight="400" style:font-weight-complex="400"/>
    </style:style>
    <style:style xmlns:style="urn:oasis:names:tc:opendocument:xmlns:style:1.0" style:name="grammaticalinfo_sense_senses_entry_letData_body" style:family="text" style:parent-style-name="sense_senses_entry_letData_body">
      <style:text-properties fo:font-family="Times New Roman" style:font-name-complex="Times New Roman" fo:font-size="10pt" style:font-size-complex="10pt" fo:font-style="italic" fo:background-color="transparent"/>
    </style:style>
    <style:style xmlns:style="urn:oasis:names:tc:opendocument:xmlns:style:1.0" style:name="partofspeech_.en_grammaticalinfo_sense_senses_entry_letData_body" style:family="text" style:parent-style-name="grammaticalinfo_sense_senses_entry_letData_body">
      <style:text-properties fo:language="en" fo:country="US"/>
    </style:style>
    <style:style xmlns:style="urn:oasis:names:tc:opendocument:xmlns:style:1.0" style:name="span_.en_partofspeech_.en_grammaticalinfo_sense_senses_entry_letData_body" style:family="text" style:parent-style-name="partofspeech_.en_grammaticalinfo_sense_senses_entry_letData_body">
      <style:text-properties fo:font-family="Charis SIL" style:font-name-complex="Charis SIL" fo:language="en" fo:country="US"/>
    </style:style>
    <style:style xmlns:style="urn:oasis:names:tc:opendocument:xmlns:style:1.0" style:name="definition_.en_sense_senses_entry_letData_body" style:family="text" style:parent-style-name="sense_senses_entry_letData_body">
      <style:text-properties fo:language="en" fo:country="US"/>
    </style:style>
    <style:style xmlns:style="urn:oasis:names:tc:opendocument:xmlns:style:1.0" style:name="span_.en_definition_.en_sense_senses_entry_letData_body" style:family="text" style:parent-style-name="definition_.en_sense_senses_entry_letData_body">
      <style:text-properties fo:font-family="Charis SIL" style:font-name-complex="Charis SIL" fo:language="en" fo:country="US"/>
    </style:style>
    <style:style xmlns:style="urn:oasis:names:tc:opendocument:xmlns:style:1.0" style:name="LexSensepublishStemGlossPubL3_.te_sense_senses_entry_letData_body" style:family="text" style:parent-style-name="sense_senses_entry_letData_body">
      <style:text-properties fo:font-family="Gautami" style:font-name-complex="Gautami" fo:font-size="10pt" style:font-size-complex="10pt" fo:language="zxx" fo:country="none"/>
    </style:style>
    <style:style xmlns:style="urn:oasis:names:tc:opendocument:xmlns:style:1.0" style:name="span_.te_LexSensepublishStemGlossPubL3_.te_sense_senses_entry_letData_body" style:family="text" style:parent-style-name="LexSensepublishStemGlossPubL3_.te_sense_senses_entry_letData_body">
      <style:text-properties fo:font-family="Gautami" style:font-name-complex="Gautami" fo:language="zxx" fo:country="none"/>
    </style:style>
    <style:style xmlns:style="urn:oasis:names:tc:opendocument:xmlns:style:1.0" style:name="grammaticalinfo_entry_letData_body" style:family="text" style:parent-style-name="entry_letData_body">
      <style:text-properties fo:font-family="Times New Roman" style:font-name-complex="Times New Roman" fo:font-size="10pt" style:font-size-complex="10pt" fo:font-style="italic" fo:background-color="transparent"/>
    </style:style>
    <style:style xmlns:style="urn:oasis:names:tc:opendocument:xmlns:style:1.0" style:name="partofspeech_.en_grammaticalinfo_entry_letData_body" style:family="text" style:parent-style-name="grammaticalinfo_entry_letData_body">
      <style:text-properties fo:language="en" fo:country="US"/>
    </style:style>
    <style:style xmlns:style="urn:oasis:names:tc:opendocument:xmlns:style:1.0" style:name="span_.en_partofspeech_.en_grammaticalinfo_entry_letData_body" style:family="text" style:parent-style-name="partofspeech_.en_grammaticalinfo_entry_letData_body">
      <style:text-properties fo:font-family="Charis SIL" style:font-name-complex="Charis SIL" fo:language="en" fo:country="US"/>
    </style:style>
    <style:style xmlns:style="urn:oasis:names:tc:opendocument:xmlns:style:1.0" style:name="xsensenumber_sense_senses_entry_letData_body" style:family="text" style:parent-style-name="sense_senses_entry_letData_body">
      <style:text-properties fo:font-family="Times New Roman" style:font-name-complex="Times New Roman" fo:font-weight="700" style:font-weight-complex="700"/>
    </style:style>
    <style:style xmlns:style="urn:oasis:names:tc:opendocument:xmlns:style:1.0" style:name="xitem_.te_LexSensepublishStemGlossPubL3_.te_sense_senses_entry_letData_body" style:family="text" style:parent-style-name="LexSensepublishStemGlossPubL3_.te_sense_senses_entry_letData_body">
      <style:text-properties fo:font-family="Gautami" style:font-name-complex="Gautami" fo:font-size="10pt" style:font-size-complex="10pt" fo:language="zxx" fo:country="none"/>
    </style:style>
    <style:style xmlns:style="urn:oasis:names:tc:opendocument:xmlns:style:1.0" style:name="span_.te_xitem_.te_LexSensepublishStemGlossPubL3_.te_sense_senses_entry_letData_body" style:family="text" style:parent-style-name="xitem_.te_LexSensepublishStemGlossPubL3_.te_sense_senses_entry_letData_body">
      <style:text-properties fo:font-family="Gautami" style:font-name-complex="Gautami" fo:language="zxx" fo:country="none"/>
    </style:style>
    <style:style xmlns:style="urn:oasis:names:tc:opendocument:xmlns:style:1.0" style:name="xitem_.hi_LexSensepublishStemGlossPubL3_.te_sense_senses_entry_letData_body" style:family="text" style:parent-style-name="LexSensepublishStemGlossPubL3_.te_sense_senses_entry_letData_body">
      <style:text-properties fo:font-family="Arial Unicode MS" style:font-name-complex="Arial Unicode MS" fo:font-size="10pt" style:font-size-complex="10pt" fo:language="zxx" fo:country="none"/>
    </style:style>
    <style:style xmlns:style="urn:oasis:names:tc:opendocument:xmlns:style:1.0" style:name="span_.hi_xitem_.hi_LexSensepublishStemGlossPubL3_.te_sense_senses_entry_letData_body" style:family="text" style:parent-style-name="xitem_.hi_LexSensepublishStemGlossPubL3_.te_sense_senses_entry_letData_body">
      <style:text-properties fo:font-family="Arial Unicode MS" style:font-name-complex="Arial Unicode MS" fo:language="zxx" fo:country="none"/>
    </style:style>
    <style:style xmlns:style="urn:oasis:names:tc:opendocument:xmlns:style:1.0" style:name="examples_sense_senses_entry_letData_body" style:family="text" style:parent-style-name="sense_senses_entry_letData_body"/>
    <style:style xmlns:style="urn:oasis:names:tc:opendocument:xmlns:style:1.0" style:name="xitem_examples_sense_senses_entry_letData_body" style:family="text" style:parent-style-name="examples_sense_senses_entry_letData_body"/>
    <style:style xmlns:style="urn:oasis:names:tc:opendocument:xmlns:style:1.0" style:name="example_.ggo-Telu-IN_xitem_examples_sense_senses_entry_letData_body" style:family="text" style:parent-style-name="xitem_examples_sense_senses_entry_letData_body">
      <style:text-properties fo:font-family="Gautami" style:font-name-complex="Gautami" fo:font-size="10pt" style:font-size-complex="10pt" fo:font-style="italic" fo:background-color="transparent" fo:language="zxx" fo:country="none"/>
    </style:style>
    <style:style xmlns:style="urn:oasis:names:tc:opendocument:xmlns:style:1.0" style:name="span_.ggo-Telu-IN_example_.ggo-Telu-IN_xitem_examples_sense_senses_entry_letData_body" style:family="text" style:parent-style-name="example_.ggo-Telu-IN_xitem_examples_sense_senses_entry_letData_body">
      <style:text-properties fo:font-family="Gautami" style:font-name-complex="Gautami" fo:language="zxx" fo:country="none"/>
    </style:style>
    <style:style xmlns:style="urn:oasis:names:tc:opendocument:xmlns:style:1.0" style:name="translations_xitem_examples_sense_senses_entry_letData_body" style:family="text" style:parent-style-name="xitem_examples_sense_senses_entry_letData_body"/>
    <style:style xmlns:style="urn:oasis:names:tc:opendocument:xmlns:style:1.0" style:name="translationL3_.te_translations_xitem_examples_sense_senses_entry_letData_body" style:family="text" style:parent-style-name="translations_xitem_examples_sense_senses_entry_letData_body">
      <style:text-properties fo:font-family="Gautami" style:font-name-complex="Gautami" fo:font-size="10pt" style:font-size-complex="10pt" fo:language="zxx" fo:country="none"/>
    </style:style>
    <style:style xmlns:style="urn:oasis:names:tc:opendocument:xmlns:style:1.0" style:name="span_.te_translationL3_.te_translations_xitem_examples_sense_senses_entry_letData_body" style:family="text" style:parent-style-name="translationL3_.te_translations_xitem_examples_sense_senses_entry_letData_body">
      <style:text-properties fo:font-family="Gautami" style:font-name-complex="Gautami" fo:language="zxx" fo:country="none"/>
    </style:style>
    <style:style xmlns:style="urn:oasis:names:tc:opendocument:xmlns:style:1.0" style:name="primaryrefs_entry_letData_body" style:family="text" style:parent-style-name="entry_letData_body"/>
    <style:style xmlns:style="urn:oasis:names:tc:opendocument:xmlns:style:1.0" style:name="span_.en_primaryrefs_entry_letData_body" style:family="text" style:parent-style-name="primaryrefs_entry_letData_body">
      <style:text-properties fo:font-family="Charis SIL" style:font-name-complex="Charis SIL" fo:language="en" fo:country="US"/>
    </style:style>
    <style:style xmlns:style="urn:oasis:names:tc:opendocument:xmlns:style:1.0" style:name="entryreftype_primaryrefs_entry_letData_body" style:family="text" style:parent-style-name="primaryrefs_entry_letData_body"/>
    <style:style xmlns:style="urn:oasis:names:tc:opendocument:xmlns:style:1.0" style:name="LexEntryTypepublishStemEntryTypeAbbreviationPub_.en_entryreftype_primaryrefs_entry_letData_body" style:family="text" style:parent-style-name="entryreftype_primaryrefs_entry_letData_body">
      <style:text-properties fo:language="en" fo:country="US"/>
    </style:style>
    <style:style xmlns:style="urn:oasis:names:tc:opendocument:xmlns:style:1.0" style:name="span_.en_LexEntryTypepublishStemEntryTypeAbbreviationPub_.en_entryreftype_primaryrefs_entry_letData_body" style:family="text" style:parent-style-name="LexEntryTypepublishStemEntryTypeAbbreviationPub_.en_entryreftype_primaryrefs_entry_letData_body">
      <style:text-properties fo:font-family="Charis SIL" style:font-name-complex="Charis SIL" fo:language="en" fo:country="US"/>
    </style:style>
    <style:style xmlns:style="urn:oasis:names:tc:opendocument:xmlns:style:1.0" style:name="entryrefcomponent_primaryrefs_entry_letData_body" style:family="text" style:parent-style-name="primaryrefs_entry_letData_body"/>
    <style:style xmlns:style="urn:oasis:names:tc:opendocument:xmlns:style:1.0" style:name="a_entryrefcomponent_primaryrefs_entry_letData_body" style:family="text" style:parent-style-name="entryrefcomponent_primaryrefs_entry_letData_body"/>
    <style:style xmlns:style="urn:oasis:names:tc:opendocument:xmlns:style:1.0" style:name="LexEntrypublishStemComponentTargetHeadWordRef_.ggo-Telu-IN_a_entryrefcomponent_primaryrefs_entry_letData_body" style:family="text" style:parent-style-name="a_entryrefcomponent_primaryrefs_entry_letData_body">
      <style:text-properties fo:font-family="Gautami" style:font-name-complex="Gautami" fo:font-size="10pt" style:font-size-complex="10pt" fo:font-weight="700" style:font-weight-complex="700" fo:language="zxx" fo:country="none"/>
    </style:style>
    <style:style xmlns:style="urn:oasis:names:tc:opendocument:xmlns:style:1.0" style:name="example_.ggo-Telu-IN_examples_sense_senses_entry_letData_body" style:family="text" style:parent-style-name="examples_sense_senses_entry_letData_body">
      <style:text-properties fo:font-family="Gautami" style:font-name-complex="Gautami" fo:font-size="10pt" style:font-size-complex="10pt" fo:font-style="italic" fo:background-color="transparent" fo:language="zxx" fo:country="none"/>
    </style:style>
    <style:style xmlns:style="urn:oasis:names:tc:opendocument:xmlns:style:1.0" style:name="span_.ggo-Telu-IN_example_.ggo-Telu-IN_examples_sense_senses_entry_letData_body" style:family="text" style:parent-style-name="example_.ggo-Telu-IN_examples_sense_senses_entry_letData_body">
      <style:text-properties fo:font-family="Gautami" style:font-name-complex="Gautami" fo:language="zxx" fo:country="none"/>
    </style:style>
    <style:style xmlns:style="urn:oasis:names:tc:opendocument:xmlns:style:1.0" style:name="translations_examples_sense_senses_entry_letData_body" style:family="text" style:parent-style-name="examples_sense_senses_entry_letData_body"/>
    <style:style xmlns:style="urn:oasis:names:tc:opendocument:xmlns:style:1.0" style:name="translationL3_.te_translations_examples_sense_senses_entry_letData_body" style:family="text" style:parent-style-name="translations_examples_sense_senses_entry_letData_body">
      <style:text-properties fo:font-family="Gautami" style:font-name-complex="Gautami" fo:font-size="10pt" style:font-size-complex="10pt" fo:language="zxx" fo:country="none"/>
    </style:style>
    <style:style xmlns:style="urn:oasis:names:tc:opendocument:xmlns:style:1.0" style:name="span_.te_translationL3_.te_translations_examples_sense_senses_entry_letData_body" style:family="text" style:parent-style-name="translationL3_.te_translations_examples_sense_senses_entry_letData_body">
      <style:text-properties fo:font-family="Gautami" style:font-name-complex="Gautami" fo:language="zxx" fo:country="none"/>
    </style:style>
    <style:style xmlns:style="urn:oasis:names:tc:opendocument:xmlns:style:1.0" style:name="complexformrefs_entry_letData_body" style:family="text" style:parent-style-name="entry_letData_body"/>
    <style:style xmlns:style="urn:oasis:names:tc:opendocument:xmlns:style:1.0" style:name="complexformtype_complexformrefs_entry_letData_body" style:family="text" style:parent-style-name="complexformrefs_entry_letData_body"/>
    <style:style xmlns:style="urn:oasis:names:tc:opendocument:xmlns:style:1.0" style:name="LexEntryTypepublishStemComplexFormTypeReverseAbbrPub_.en_complexformtype_complexformrefs_entry_letData_body" style:family="text" style:parent-style-name="complexformtype_complexformrefs_entry_letData_body">
      <style:text-properties fo:language="en" fo:country="US"/>
    </style:style>
    <style:style xmlns:style="urn:oasis:names:tc:opendocument:xmlns:style:1.0" style:name="span_.en_LexEntryTypepublishStemComplexFormTypeReverseAbbrPub_.en_complexformtype_complexformrefs_entry_letData_body" style:family="text" style:parent-style-name="LexEntryTypepublishStemComplexFormTypeReverseAbbrPub_.en_complexformtype_complexformrefs_entry_letData_body">
      <style:text-properties fo:font-family="Charis SIL" style:font-name-complex="Charis SIL" fo:language="en" fo:country="US"/>
    </style:style>
    <style:style xmlns:style="urn:oasis:names:tc:opendocument:xmlns:style:1.0" style:name="complexformform_.ggo-Telu-IN_complexformrefs_entry_letData_body" style:family="text" style:parent-style-name="complexformrefs_entry_letData_body">
      <style:text-properties fo:font-family="Gautami" style:font-name-complex="Gautami" fo:font-size="10pt" style:font-size-complex="10pt" fo:font-weight="700" style:font-weight-complex="700" fo:language="zxx" fo:country="none"/>
    </style:style>
    <style:style xmlns:style="urn:oasis:names:tc:opendocument:xmlns:style:1.0" style:name="LexSensepublishStemGlossPubL4_.hi_sense_senses_entry_letData_body" style:family="text" style:parent-style-name="sense_senses_entry_letData_body">
      <style:text-properties fo:font-family="Arial Unicode MS" style:font-name-complex="Arial Unicode MS" fo:font-size="10pt" style:font-size-complex="10pt" fo:language="zxx" fo:country="none"/>
    </style:style>
    <style:style xmlns:style="urn:oasis:names:tc:opendocument:xmlns:style:1.0" style:name="span_.hi_LexSensepublishStemGlossPubL4_.hi_sense_senses_entry_letData_body" style:family="text" style:parent-style-name="LexSensepublishStemGlossPubL4_.hi_sense_senses_entry_letData_body">
      <style:text-properties fo:font-family="Arial Unicode MS" style:font-name-complex="Arial Unicode MS" fo:language="zxx" fo:country="none"/>
    </style:style>
    <style:style xmlns:style="urn:oasis:names:tc:opendocument:xmlns:style:1.0" style:name="translation_.en_translations_examples_sense_senses_entry_letData_body" style:family="text" style:parent-style-name="translations_examples_sense_senses_entry_letData_body">
      <style:text-properties fo:language="en" fo:country="US"/>
    </style:style>
    <style:style xmlns:style="urn:oasis:names:tc:opendocument:xmlns:style:1.0" style:name="xitem_.en_translation_.en_translations_examples_sense_senses_entry_letData_body" style:family="text" style:parent-style-name="translation_.en_translations_examples_sense_senses_entry_letData_body">
      <style:text-properties fo:language="en" fo:country="US"/>
    </style:style>
    <style:style xmlns:style="urn:oasis:names:tc:opendocument:xmlns:style:1.0" style:name="span_.en_xitem_.en_translation_.en_translations_examples_sense_senses_entry_letData_body" style:family="text" style:parent-style-name="xitem_.en_translation_.en_translations_examples_sense_senses_entry_letData_body">
      <style:text-properties fo:font-family="Charis SIL" style:font-name-complex="Charis SIL" fo:language="en" fo:country="US"/>
    </style:style>
    <style:style xmlns:style="urn:oasis:names:tc:opendocument:xmlns:style:1.0" style:name="xitem_.te_translation_.en_translations_examples_sense_senses_entry_letData_body" style:family="text" style:parent-style-name="translation_.en_translations_examples_sense_senses_entry_letData_body">
      <style:text-properties fo:font-family="Gautami" style:font-name-complex="Gautami" fo:font-size="10pt" style:font-size-complex="10pt" fo:language="zxx" fo:country="none"/>
    </style:style>
    <style:style xmlns:style="urn:oasis:names:tc:opendocument:xmlns:style:1.0" style:name="span_.te_xitem_.te_translation_.en_translations_examples_sense_senses_entry_letData_body" style:family="text" style:parent-style-name="xitem_.te_translation_.en_translations_examples_sense_senses_entry_letData_body">
      <style:text-properties fo:font-family="Gautami" style:font-name-complex="Gautami"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 style:family="paragraph" style:parent-style-name="none">
      <style:text-properties fo:font-family="Charis SIL"/>
    </style:style>
    <style:style style:name="span_.en" style:family="paragraph" style:parent-style-name="none">
      <style:text-properties fo:font-family="Charis SIL"/>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Charis SIL"/>
    </style:style>
    <style:style style:name="span_.es" style:family="paragraph" style:parent-style-name="none">
      <style:text-properties fo:font-family="Charis SIL"/>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Charis SIL"/>
    </style:style>
    <style:style style:name="span_.fr" style:family="paragraph" style:parent-style-name="none">
      <style:text-properties fo:font-family="Charis SIL"/>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Charis SIL"/>
    </style:style>
    <style:style style:name="span_.he" style:family="paragraph" style:parent-style-name="none">
      <style:text-properties fo:font-family="Charis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Charis SIL"/>
    </style:style>
    <style:style style:name="span_.tr-fonipa-x-emic" style:family="paragraph" style:parent-style-name="none">
      <style:text-properties fo:font-family="Charis SIL"/>
    </style:style>
    <style:style style:name="div_.tr-fonipa" style:family="paragraph" style:parent-style-name="none">
      <style:text-properties fo:font-family="Charis SIL"/>
    </style:style>
    <style:style style:name="span_.tr-fonipa"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letHead" style:family="paragraph" style:parent-style-name="none">
      <style:paragraph-properties style:line-height-at-least="26pt" fo:margin-left="9pt" fo:margin-right="9pt" fo:text-align="center" fo:border-bottom="solid .5pt #808080 " fo:margin-top="18pt" fo:margin-bottom="18pt"/>
      <style:text-properties fo:font-style="normal" fo:font-weight="700"/>
    </style:style>
    <style:style style:name="letter" style:family="paragraph" style:parent-style-name="none">
      <style:paragraph-properties style:writing-mode="lr-tb" fo:margin-bottom="18pt" fo:margin-top="18pt" fo:text-align="center" fo:keep-with-next="always" fo:orphans="5" fo:widows="5"/>
      <style:text-properties fo:font-family="Times New Roman" fo:font-size="18pt" fo:font-weight="700"/>
    </style:style>
    <style:style style:name="letData" style:family="paragraph" style:parent-style-name="none">
      <style:paragraph-properties fo:text-align="left"/>
    </style:style>
    <style:style style:name="entry" style:family="paragraph" style:parent-style-name="none">
      <style:paragraph-properties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background-color="transparent"/>
    </style:style>
    <style:style style:name="sense" style:family="paragraph" style:parent-style-name="none">
      <style:text-properties fo:font-weight="400"/>
    </style:style>
    <style:style style:name="xsensenumber" style:family="paragraph" style:parent-style-name="none">
      <style:text-properties fo:font-family="Times New Roman"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e" style:family="paragraph" style:parent-style-name="none">
      <style:text-properties fo:font-family="Gautami" fo:font-size="10pt"/>
    </style:style>
    <style:style style:name="xitem_.hi" style:family="paragraph" style:parent-style-name="none">
      <style:text-properties fo:font-family="Arial Unicode MS" fo:font-size="10pt"/>
    </style:style>
    <style:style style:name="complexformform" style:family="paragraph" style:parent-style-name="none">
      <style:paragraph-properties fo:text-indent="0pt" fo:margin-left="0pt"/>
      <style:text-properties fo:font-family="Gautami" fo:font-size="10pt" fo:font-weight="700"/>
    </style:style>
    <style:style style:name="example" style:family="paragraph" style:parent-style-name="none">
      <style:paragraph-properties fo:text-indent="0pt" fo:margin-left="0pt" fo:background-color="transparent"/>
      <style:text-properties fo:font-family="Gautami" fo:font-size="10pt" fo:font-style="italic" fo:background-color="transparent"/>
    </style:style>
    <style:style style:name="grammaticalinfo" style:family="paragraph" style:parent-style-name="none">
      <style:paragraph-properties fo:text-indent="0pt" fo:margin-left="0pt" fo:background-color="transparent"/>
      <style:text-properties fo:font-family="Times New Roman" fo:font-size="10pt" fo:font-style="italic" fo:background-color="transparent"/>
    </style:style>
    <style:style style:name="headword" style:family="paragraph" style:parent-style-name="none">
      <style:paragraph-properties fo:text-indent="0pt" fo:margin-left="0pt" fo:background-color="transparent"/>
      <style:text-properties fo:font-family="Gautami" fo:font-size="10pt" fo:font-weight="700" fo:background-color="transparent"/>
    </style:style>
    <style:style style:name="LexEntrypublishStemComponentTargetHeadWordRef" style:family="paragraph" style:parent-style-name="none">
      <style:paragraph-properties fo:text-indent="0pt" fo:margin-left="0pt"/>
      <style:text-properties fo:font-family="Gautami" fo:font-size="10pt" fo:font-weight="700"/>
    </style:style>
    <style:style style:name="LexSensepublishStemGlossPubL3"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Gautami" fo:font-size="10pt"/>
    </style:style>
    <style:style style:name="LexSensepublishStemGlossPubL4"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Arial Unicode MS" fo:font-size="10pt"/>
    </style:style>
    <style:style style:name="pronunciation" style:family="paragraph" style:parent-style-name="none">
      <style:paragraph-properties fo:text-indent="0pt" fo:margin-left="0pt" fo:padding-bottom="2pt" fo:border-bottom="0.5pt solid #ffffff" fo:border-top="0.5pt solid #ffffff" fo:border-left="0.5pt solid #ffffff" fo:border-right="0.5pt solid #ffffff" fo:padding-top="1pt" fo:background-color="transparent"/>
      <style:text-properties fo:font-family="Tahoma" fo:font-size="10pt" fo:background-color="transparent"/>
    </style:style>
    <style:style style:name="translationL3"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Gautami" fo:font-size="10pt"/>
    </style:style>
    <style:style style:name="complexentryform" style:family="paragraph" style:parent-style-name="none">
      <style:text-properties fo:font-weight="700"/>
    </style:style>
    <style:style style:name="crossref" style:family="paragraph" style:parent-style-name="none">
      <style:paragraph-properties fo:background-color="transparent"/>
      <style:text-properties fo:font-weight="700" fo:background-color="transparent"/>
    </style:style>
    <style:style style:name="crossreftype" style:family="paragraph" style:parent-style-name="none">
      <style:paragraph-properties fo:background-color="transparent"/>
      <style:text-properties fo:font-style="italic" fo:font-weight="700" fo:background-color="transparent"/>
    </style:style>
    <style:style style:name="grammaticalinfominor" style:family="paragraph" style:parent-style-name="none">
      <style:text-properties fo:font-style="italic"/>
    </style:style>
    <style:style style:name="grammaticalinfosub" style:family="paragraph" style:parent-style-name="none">
      <style:paragraph-properties fo:background-color="transparent"/>
      <style:text-properties fo:font-style="italic" fo:background-color="transparent"/>
    </style:style>
    <style:style style:name="headwordminor" style:family="paragraph" style:parent-style-name="none">
      <style:paragraph-properties fo:background-color="transparent"/>
      <style:text-properties fo:font-weight="700" fo:background-color="transparent"/>
    </style:style>
    <style:style style:name="headwordsub" style:family="paragraph" style:parent-style-name="none">
      <style:paragraph-properties fo:background-color="transparent"/>
      <style:text-properties fo:font-weight="700" fo:background-color="transparent"/>
    </style:style>
    <style:style style:name="LexEntrypublishRootMinorPrimaryTargetMLHeadWordPub" style:family="paragraph" style:parent-style-name="none">
      <style:paragraph-properties fo:background-color="transparent"/>
      <style:text-properties fo:font-weight="700" fo:background-color="transparent"/>
    </style:style>
    <style:style style:name="LexEntrypublishStemMinorPrimaryTargetMLHeadWordPub" style:family="paragraph" style:parent-style-name="none">
      <style:text-properties fo:font-weight="700"/>
    </style:style>
    <style:style style:name="LexEntrypublishStemParaHomographNumber" style:family="paragraph" style:parent-style-name="none">
      <style:text-properties fo:font-size="10pt" style:text-position="super 55%"/>
    </style:style>
    <style:style style:name="lexreftype" style:family="paragraph" style:parent-style-name="none">
      <style:paragraph-properties fo:background-color="transparent"/>
      <style:text-properties fo:font-style="italic" fo:font-weight="700" fo:background-color="transparent"/>
    </style:style>
    <style:style style:name="lexreftypesub" style:family="paragraph" style:parent-style-name="none">
      <style:paragraph-properties fo:background-color="transparent"/>
      <style:text-properties fo:font-style="italic" fo:font-weight="700" fo:background-color="transparent"/>
    </style:style>
    <style:style style:name="mainentryrefminor" style:family="paragraph" style:parent-style-name="none">
      <style:text-properties fo:font-weight="700"/>
    </style:style>
    <style:style style:name="mainentryref" style:family="paragraph" style:parent-style-name="none">
      <style:text-properties fo:font-weight="700"/>
    </style:style>
    <style:style style:name="revData" style:family="paragraph" style:parent-style-name="none">
      <style:paragraph-properties fo:text-align="left"/>
    </style:style>
    <style:style style:name="revEntry" style:family="paragraph" style:parent-style-name="none">
      <style:paragraph-properties fo:text-align="left" fo:margin-left="12pt" fo:text-indent="-12pt"/>
      <style:text-properties fo:font-size="10pt"/>
    </style:style>
    <style:style style:name="revHeader" style:family="paragraph" style:parent-style-name="none">
      <style:paragraph-properties fo:text-align="center" fo:border-bottom="solid .5pt #808080 " fo:margin-top="18pt" fo:margin-right="9pt" fo:margin-bottom="18pt" fo:margin-left="9pt"/>
      <style:text-properties fo:font-size="18pt" fo:font-weight="700"/>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fo:font-family="Charis SIL"/>
    </style:style>
    <style:style style:name="sensecomplexentryform" style:family="paragraph" style:parent-style-name="none">
      <style:text-properties fo:font-weight="700"/>
    </style:style>
    <style:style style:name="sensecrossref" style:family="paragraph" style:parent-style-name="none">
      <style:paragraph-properties fo:background-color="transparent"/>
      <style:text-properties fo:font-weight="700" fo:background-color="transparent"/>
    </style:style>
    <style:style style:name="sensecrossrefsub" style:family="paragraph" style:parent-style-name="none">
      <style:paragraph-properties fo:background-color="transparent"/>
      <style:text-properties fo:font-weight="700" fo:background-color="transparent"/>
    </style:style>
    <style:style style:name="sensemainentryref" style:family="paragraph" style:parent-style-name="none">
      <style:text-properties fo:font-weight="700"/>
    </style:style>
    <style:style style:name="variantrefform" style:family="paragraph" style:parent-style-name="none">
      <style:text-properties fo:font-weight="700"/>
    </style:style>
    <style:style style:name="xhomographnumber" style:family="paragraph" style:parent-style-name="none">
      <style:text-properties fo:font-size="100%" fo:font-weight="700" style:text-position="sub 55%"/>
    </style:style>
    <style:style style:name="xlanguagetag"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pictureCenter" style:family="paragraph" style:parent-style-name="none">
      <style:paragraph-properties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style:name="CoverPageTitle" style:family="paragraph" style:parent-style-name="none">
      <style:text-properties fo:font-family="Charis SIL" fo:font-size="24pt"/>
    </style:style>
    <style:style style:name="minorentry" style:family="paragraph" style:parent-style-name="none">
      <style:paragraph-properties fo:text-align="left" fo:margin-left="12pt" fo:text-indent="-12pt"/>
    </style:style>
    <style:style style:name="minorentryvariant" style:family="paragraph" style:parent-style-name="none">
      <style:paragraph-properties fo:text-align="left" fo:margin-left="12pt" fo:text-indent="-12pt"/>
    </style:style>
    <style:style style:name="minorentrycomplex" style:family="paragraph" style:parent-style-name="none">
      <style:paragraph-properties fo:text-align="left" fo:margin-left="12pt" fo:text-indent="-12pt"/>
    </style:style>
    <style:style style:name="span_headword.-configtarget.-configtargets" style:family="paragraph" style:parent-style-name="none">
      <style:text-properties fo:font-weight="400"/>
    </style:style>
    <style:style style:name="captionContent" style:family="paragraph" style:parent-style-name="none">
      <style:paragraph-properties fo:margin-top="0pt" fo:margin-right="0pt" fo:margin-bottom="4pt" fo:margin-left="4pt" fo:padding-bottom="20pt" fo:border-bottom="0.5pt solid #ffffff" fo:border-top="0.5pt solid #ffffff" fo:border-left="0.5pt solid #ffffff" fo:border-right="0.5pt solid #ffffff" fo:text-indent="0pt" fo:text-align="center"/>
    </style:style>
    <style:style style:name="mainheadword" style:family="paragraph" style:parent-style-name="none">
      <style:text-properties fo:font-weight="700"/>
    </style:style>
    <style:style style:name="subentry" style:family="paragraph" style:parent-style-name="none">
      <style:paragraph-properties fo:text-align="left" fo:margin-left="0pt" fo:background-color="transparent"/>
      <style:text-properties text:display="block" fo:background-color="transparent"/>
    </style:style>
    <style:style style:name="complexform" style:family="paragraph" style:parent-style-name="none">
      <style:paragraph-properties fo:text-indent="24pt"/>
    </style:style>
    <style:style style:name="xitem_.tpi" style:family="paragraph" style:parent-style-name="none">
      <style:paragraph-properties fo:background-color="transparent"/>
    </style:style>
    <style:style style:name="exampl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BookReferenceDiv" style:family="paragraph" style:parent-style-name="none">
      <style:text-properties text:display="none"/>
    </style:style>
    <style:style style:name="hideDiv" style:family="paragraph" style:parent-style-name="none">
      <style:paragraph-properties fo:break-before="page"/>
      <style:text-properties text:display="none"/>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Times New Roman" style:font-size-asian="10pt" style:language-asian="none" style:country-asian="none" style:font-name-complex="Times New Roman" style:font-size-complex="10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ff" style:text-line-through-style="none" style:text-underline-style="none"/>
    </style:style>
    <style:style style:name="Visited_20_Internet_20_Link" style:display-name="Visited Internet Link" style:family="text">
      <style:text-properties fo:color="#0000ff"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5 solid #808080" text:number-lines="false" text:line-number="0">
        <style:tab-stops>
          <style:tab-stop style:position="2.401575in" style:type="center"/>
          <style:tab-stop style:position="4.80315in" style:type="right"/>
        </style:tab-stops>
      </style:paragraph-properties>
      <style:text-properties style:font-name="Times New Roman" fo:font-weight="bold"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bold"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ame" style:family="graphic" style:parent-style-name="Graphics">
      <style:graphic-properties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Gautami" style:font-name-complex="Gautami"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Gautami" style:font-name-complex="Gautami" fo:font-weight="700" fo:font-size="12pt" fo:margin-top="100%"/>
    </style:style>
    <style:style style:name="PageHeaderFooter3" style:family="text">
      <style:text-properties content="|counter(page)|"/>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Gautami" style:font-name-complex="Gautami"/>
    </style:style>
    <style:style style:name="PageHeaderFooter13" style:family="text">
      <style:text-properties content="" fo:margin-top="100%"/>
    </style:style>
    <style:style style:name="PageHeaderFooter14" style:family="text">
      <style:text-properties content="|counter(page)|" fo:margin-top="28.34646pt" style:writing-mode="lr-tb" fo:font-family="Gautami" style:font-name-complex="Gautami"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fo:margin-top="28.34646pt" style:writing-mode="lr-tb" fo:font-family="Gautami" style:font-name-complex="Gautami" fo:font-weight="700" fo:font-size="12pt"/>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Gautami" style:font-name-complex="Gautami"/>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2pt"/>
    </style:style>
    <style:style style:name="MT2" style:family="text">
      <style:text-properties style:font-name="Times New Roman" style:font-name-asian="Times New Roman" style:font-name-complex="Times New Roman"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5.84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style:page-layout style:name="pm7">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span text:style-name="MT2">
            <text:variable-get text:name="RLeft_Guideword_L" office:value-type="string"/>
          </text:span>
          <text:tab/>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span text:style-name="MT3">
            <text:page-number text:select-page="current">4</text:page-number>
          </text:span>
          <text:tab/>
          <text:tab/>
          <text:span text:style-name="MT1">
            <text:variable-get text:name="Left_Guideword_L" office:value-type="string"/>
          </text:span>
          <text:span text:style-name="MT2">
            <text:variable-get text:name="RLeft_Guideword_L" office:value-type="string"/>
          </text:span>
        </text:p>
      </style:header>
      <style:footer>
        <text:p text:style-name="Footer">
          <draw:frame draw:style-name="Mfr1" draw:name="Frame1" text:anchor-type="paragraph" svg:y="55.94291pt" fo:min-width="100pt" draw:z-index="1">
            <draw:text-box fo:min-height="19.00pt">
              <text:p text:style-name="MP1">
                <text:span text:style-name="MT1">
                  <text:variable-get text:name="Right_Guideword_R" office:value-type="string"/>
                </text:span>
                <text:span text:style-name="MT2">
                  <text:variable-get text:name="R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6-11-23T13:23:04</meta:creation-date>
    <dc:creator>Samdoss</dc:creator>
    <dc:date>2016-11-23T13:23:04</dc:date>
    <dc:description/>
    <dc:subject>Foreign Literatures and Linguistics; Language Documentation; Dictionary; Reference</dc:subject>
    <dc:title/>
    <meta:editing-cycles>1</meta:editing-cycles>
    <meta:editing-duration>PT2M27S</meta:editing-duration>
    <meta:user-defined meta:name="Author"/>
    <meta:user-defined meta:name="Publisher"/>
    <meta:user-defined meta:name="Copyright Holder">© 2016 SIL International®. All Rights Reserved.</meta:user-defined>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ILProjects\pathway\src\Test\XhtmlExport\TestFiles\output\Gondwana Sample\PreserveGondwana Sample"
Const IsPreview = "False"
Const RunMacroFirstTime = "True"
Const IsCoverImageInserted = "false"
Const IsTOC = "false"

'Changed On Nov-09-2016 for TD-4733


'This is main method, which will be called when document opened. It calls other mothods to perform 
Sub StartDontForget
On Error GoTo MyError:

	TurnOffNonPrintingCharacters() 
	
	UpdateTOC()
	
	If IsCoverImageInserted = "true" And Right(Trim(ThisComponent.Title),4) = ".odm" Then
		SetImageToCoverPage()
	End If
	
	KeepLastGuidewordRight()
	
	HideODMVariable()

	If Lcase(OutputFormat) &lt;&gt; "odt" And Len(Trim(OutputFormat)) &gt; 0 Then
		ExportToDOC_PDF
	End IF
	
	Exit Sub
MyError: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procedure set RightGuideword on Right align in Header
Sub KeepLastGuidewordRight
  For i = 0 To ThisComponent.getDrawPage().GetCount -1
  	oGraphic  = ThisComponent.getDrawPage().getByIndex(i)
	if oGraphic.Height &lt; 1000 Then
		oGraphic.HoriOrient = com.sun.star.text.HoriOrientation.RIGHT
		Exit For
	End IF
  Next
End Sub

'This method will update the Table of Content
Sub UpdateTOC
On Error GoTo MyError:
   oDoc = ThisComponent
   oDoc.refresh() 
   oIndexes = oDoc.getDocumentIndexes() 
   oIndex = oIndexes.getByName("Table of Contents1") 
   oIndex.update() 
Exit Sub
MyError:

End Sub

sub CloseDocument
  Dim oEnum 
  Dim oDoc
  oEnum = StarDesktop.getComponents().createEnumeration() 
Do While oEnum.hasMoreElements() 
   oDoc = oEnum.nextElement() 
   If HasUnoInterfaces(oDoc, "com.sun.star.util.XCloseable") Then 
   oDoc.setModified(False) 
   oDoc.close(True) 
  Else 
  oDoc.dispose() 
   End If 
Loop 
StarDesktop.Terminate()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xports Odt file into Word/PDF based on the OutputFormat in given FilePath
Sub ExportToDOC_PDF
'stardesktop.terminate 
On Error GoTo MyError:
	Dim FilePathWithName,filterType as string
	Dim oSvc as Object
	Dim MyArray, FileName
   	oDoc = ThisComponent 
	
	
If IsTOC = "false" Then
  oText = oDoc.getText() 
  oEnd = oText.getEnd() 
  oIndex = oDoc.createInstance("com.sun.star.text.ContentIndex") 
  oIndex.CreateFromOutline = True 
  oIndex.CreateFromLevelParagraphStyles = True ' use custom para styles 

  ' Adds "Heading a" style to level 2 in this case. 
  oLevelParaStyles = oIndex.LevelParagraphStyles 
  oLevelParaStyles.replaceByIndex(1, Array("Test")) 
  
  oText.insertTextContent(oEnd,oIndex,False) 

  oIndex.Title = ""
  oIndex.update() 
End If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FilePathWithName, "", 1)
		'oSvc.execute(ConvertToURL(FilePathWithName), "", 1)
			
			'oSvc.execute(FilePathWithName, "", 0) 
		End If
	End If

	'msgbox("dispose")
	'wait 5000 
	'CleanUp()
	'oDoc.dispose()
	CloseDocument()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